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1"/>
    <style:font-face style:name="Arial2" svg:font-family="Arial2"/>
    <style:font-face style:name="Arial3" svg:font-family="Arial" style:font-family-generic="swiss" style:font-pitch="variable"/>
    <style:font-face style:name="Arial4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9.513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8.578cm"/>
    </style:style>
    <style:style style:name="co7" style:family="table-column">
      <style:table-column-properties fo:break-before="auto" style:column-width="4.547cm"/>
    </style:style>
    <style:style style:name="co8" style:family="table-column">
      <style:table-column-properties fo:break-before="auto" style:column-width="9.539cm"/>
    </style:style>
    <style:style style:name="co9" style:family="table-column">
      <style:table-column-properties fo:break-before="auto" style:column-width="3.593cm"/>
    </style:style>
    <style:style style:name="ro1" style:family="table-row">
      <style:table-row-properties style:row-height="1.263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3" style:family="table-cell" style:parent-style-name="Default" style:data-style-name="N1">
      <style:table-cell-properties style:text-align-source="fix" style:repeat-content="false" fo:background-color="transparent" fo:border="0.06pt solid #000000" style:shrink-to-fit="true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4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5" style:family="table-cell" style:parent-style-name="Default" style:data-style-name="N1">
      <style:table-cell-properties fo:background-color="#ffa6a6" style:text-align-source="fix" style:repeat-content="false" fo:border="0.06pt solid #000000" style:shrink-to-fit="true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6" style:family="table-cell" style:parent-style-name="Default" style:data-style-name="N1">
      <style:table-cell-properties fo:background-color="#ffffff" style:text-align-source="fix" style:repeat-content="false" fo:border="0.06pt solid #000000" style:shrink-to-fit="true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7" style:family="table-cell" style:parent-style-name="Default" style:data-style-name="N0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fo:color="#000000" style:font-name="Arial3" fo:font-size="12pt" style:font-name-asian="Liberation Serif1" style:font-size-asian="12pt" style:font-name-complex="Liberation Serif1" style:font-size-complex="12pt"/>
    </style:style>
    <style:style style:name="ce8" style:family="table-cell" style:parent-style-name="Default" style:data-style-name="N1">
      <style:table-cell-properties fo:background-color="#ffffff" style:text-align-source="fix" style:repeat-content="false" fo:border="0.06pt solid #000000" style:shrink-to-fit="true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9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10" style:family="table-cell" style:parent-style-name="Default" style:data-style-name="N0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11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2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Arial3" fo:font-size="12pt" style:font-name-asian="Arial4" style:font-size-asian="12pt" style:font-name-complex="Arial4" style:font-size-complex="12pt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000000" style:font-name="Arial3" fo:font-size="12pt" style:font-name-asian="Arial4" style:font-size-asian="12pt" style:font-name-complex="Arial4" style:font-size-complex="12pt"/>
    </style:style>
    <style:style style:name="ce14" style:family="table-cell" style:parent-style-name="Default" style:data-style-name="N0">
      <style:table-cell-properties fo:background-color="#ffa6a6"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Arial3" fo:font-size="12pt" style:font-name-asian="Arial4" style:font-size-asian="12pt" style:font-name-complex="Arial4" style:font-size-complex="12pt"/>
    </style:style>
    <style:style style:name="ce15" style:family="table-cell" style:parent-style-name="Default" style:data-style-name="N0">
      <style:table-cell-properties fo:background-color="#ffffff"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Arial3" fo:font-size="12pt" style:font-name-asian="Arial4" style:font-size-asian="12pt" style:font-name-complex="Arial4" style:font-size-complex="12pt"/>
    </style:style>
    <style:style style:name="ce16" style:family="table-cell" style:parent-style-name="Default" style:data-style-name="N0">
      <style:table-cell-properties fo:background-color="#ffa6a6" style:cell-protect="none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Arial3" fo:font-size="12pt" style:font-name-asian="Arial2" style:font-size-asian="12pt" style:font-name-complex="Arial2" style:font-size-complex="12pt"/>
    </style:style>
    <style:style style:name="ce17" style:family="table-cell" style:parent-style-name="Default" style:data-style-name="N0">
      <style:table-cell-properties fo:background-color="#ffffff" style:cell-protect="none" style:print-content="true" style:text-align-source="fix" style:repeat-content="false" fo:wrap-option="wrap" fo:border="0.06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start" fo:margin-left="0cm"/>
      <style:text-properties fo:color="#000000" style:font-name="Arial3" fo:font-size="12pt" style:font-name-asian="Arial4" style:font-size-asian="12pt" style:font-name-complex="Arial4" style:font-size-complex="12pt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Arial3" fo:font-size="12pt" style:font-name-asian="Arial4" style:font-size-asian="12pt" style:font-name-complex="Arial4" style:font-size-complex="12pt"/>
    </style:style>
    <style:style style:name="ce19" style:family="table-cell" style:parent-style-name="Default" style:data-style-name="N0">
      <style:table-cell-properties fo:background-color="#ffa6a6" style:text-align-source="fix" style:repeat-content="false" fo:border="0.06pt solid #000000" style:vertical-align="middle"/>
      <style:paragraph-properties fo:text-align="start" fo:margin-left="0cm"/>
      <style:text-properties fo:color="#000000" style:font-name="Arial3" fo:font-size="12pt" style:font-name-asian="Arial4" style:font-size-asian="12pt" style:font-name-complex="Arial4" style:font-size-complex="12pt"/>
    </style:style>
    <style:style style:name="ce20" style:family="table-cell" style:parent-style-name="Default" style:data-style-name="N0">
      <style:table-cell-properties fo:background-color="#ffa6a6" style:cell-protect="none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Arial3" fo:font-size="12pt" style:font-name-asian="Arial4" style:font-size-asian="12pt" style:font-name-complex="Arial4" style:font-size-complex="12pt"/>
    </style:style>
    <style:style style:name="ce21" style:family="table-cell" style:parent-style-name="Default" style:data-style-name="N0">
      <style:table-cell-properties fo:background-color="#ffffff" style:cell-protect="none" style:print-content="true"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font-name="Arial3" fo:font-size="12pt" style:font-name-asian="Arial4" style:font-size-asian="12pt" style:font-name-complex="Arial4" style:font-size-complex="12pt"/>
    </style:style>
    <style:style style:name="ce22" style:family="table-cell" style:parent-style-name="Default" style:data-style-name="N114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3" style:family="table-cell" style:parent-style-name="Default" style:data-style-name="N36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3" fo:font-size="12pt" style:font-name-asian="Arial1" style:font-size-asian="12pt" style:font-name-complex="Arial1" style:font-size-complex="12pt"/>
    </style:style>
    <style:style style:name="ce24" style:family="table-cell" style:parent-style-name="Default" style:data-style-name="N3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3" fo:font-size="12pt" style:font-name-asian="Arial1" style:font-size-asian="12pt" style:font-name-complex="Arial1" style:font-size-complex="12pt"/>
    </style:style>
    <style:style style:name="ce25" style:family="table-cell" style:parent-style-name="Default" style:data-style-name="N36">
      <style:table-cell-properties fo:background-color="#ffa6a6" style:text-align-source="fix" style:repeat-content="false" fo:wrap-option="wrap" fo:border="0.06pt solid #000000" style:vertical-align="middle"/>
      <style:paragraph-properties fo:text-align="center"/>
      <style:text-properties fo:color="#000000" style:font-name="Arial3" fo:font-size="12pt" style:font-name-asian="Arial1" style:font-size-asian="12pt" style:font-name-complex="Arial1" style:font-size-complex="12pt"/>
    </style:style>
    <style:style style:name="ce26" style:family="table-cell" style:parent-style-name="Default" style:data-style-name="N36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0000" style:font-name="Arial3" fo:font-size="12pt" style:font-name-asian="Arial1" style:font-size-asian="12pt" style:font-name-complex="Arial1" style:font-size-complex="12pt"/>
    </style:style>
    <style:style style:name="ce27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3" fo:font-size="12pt" style:font-name-asian="Arial1" style:font-size-asian="12pt" style:font-name-complex="Arial1" style:font-size-complex="12pt"/>
    </style:style>
    <style:style style:name="ce28" style:family="table-cell" style:parent-style-name="Default" style:data-style-name="N36">
      <style:table-cell-properties fo:background-color="#ffffff" style:text-align-source="fix" style:repeat-content="false" fo:wrap-option="wrap" fo:border="0.06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/>
      <style:text-properties fo:color="#000000" style:font-name="Arial3" fo:font-size="12pt" style:font-name-asian="Arial1" style:font-size-asian="12pt" style:font-name-complex="Arial1" style:font-size-complex="12pt"/>
    </style:style>
    <style:style style:name="ce29" style:family="table-cell" style:parent-style-name="Default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3" fo:font-size="12pt" style:font-name-asian="Arial1" style:font-size-asian="12pt" style:font-name-complex="Arial1" style:font-size-complex="12pt"/>
    </style:style>
    <style:style style:name="ce30" style:family="table-cell" style:parent-style-name="Default" style:data-style-name="N36">
      <style:table-cell-properties fo:background-color="#ffffff" style:text-align-source="fix" style:repeat-content="false" fo:border="0.06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/>
      <style:text-properties fo:color="#000000" style:font-name="Arial3" fo:font-size="12pt" style:font-name-asian="Arial1" style:font-size-asian="12pt" style:font-name-complex="Arial1" style:font-size-complex="12pt"/>
    </style:style>
    <style:style style:name="ce31" style:family="table-cell" style:parent-style-name="Default" style:data-style-name="N36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fo:color="#000000" style:font-name="Arial3" fo:font-size="12pt" style:font-name-asian="Arial1" style:font-size-asian="12pt" style:font-name-complex="Arial1" style:font-size-complex="12pt"/>
    </style:style>
    <style:style style:name="ce32" style:family="table-cell" style:parent-style-name="Default" style:data-style-name="N10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33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34" style:family="table-cell" style:parent-style-name="Default" style:data-style-name="N100">
      <style:table-cell-properties fo:background-color="#ffa6a6" style:text-align-source="fix" style:repeat-content="false" fo:wrap-option="wrap" fo:border="0.06pt solid #000000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35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3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38" style:family="table-cell" style:parent-style-name="Default" style:data-style-name="N100">
      <style:table-cell-properties fo:background-color="#ffa6a6" style:text-align-source="fix" style:repeat-content="false" fo:wrap-option="wrap" fo:border="0.06pt solid #000000" style:vertical-align="middle"/>
      <style:paragraph-properties fo:text-align="center"/>
      <style:text-properties fo:color="#000000" style:font-name="Arial3" fo:font-size="12pt" style:font-name-asian="Liberation Serif1" style:font-size-asian="12pt" style:font-name-complex="Liberation Serif1" style:font-size-complex="12pt"/>
    </style:style>
    <style:style style:name="ce3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41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42" style:family="table-cell" style:parent-style-name="Default" style:data-style-name="N100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43" style:family="table-cell" style:parent-style-name="Default" style:data-style-name="N100">
      <style:table-cell-properties fo:background-color="#ffffff" style:text-align-source="fix" style:repeat-content="false" fo:border="0.06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44" style:family="table-cell" style:parent-style-name="Default" style:data-style-name="N0">
      <style:table-cell-properties fo:background-color="#ffa6a6" style:text-align-source="fix" style:repeat-content="false" fo:wrap-option="wrap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45" style:family="table-cell" style:parent-style-name="Default" style:data-style-name="N0">
      <style:table-cell-properties fo:background-color="#ffa6a6" style:text-align-source="fix" style:repeat-content="false" fo:wrap-option="wrap" fo:border="0.06pt solid #000000" style:vertical-align="middle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46" style:family="table-cell" style:parent-style-name="Default" style:data-style-name="N0">
      <style:table-cell-properties fo:background-color="#ffa6a6" style:text-align-source="fix" style:repeat-content="false" fo:wrap-option="wrap" fo:border="0.06pt solid #000000" style:vertical-align="middle"/>
      <style:paragraph-properties fo:text-align="center"/>
      <style:text-properties fo:color="#000000" style:font-name="Arial3" fo:font-size="12pt" style:font-name-asian="Liberation Serif1" style:font-size-asian="12pt" style:font-name-complex="Liberation Serif1" style:font-size-complex="12pt"/>
    </style:style>
    <style:style style:name="ce47" style:family="table-cell" style:parent-style-name="Default" style:data-style-name="N0">
      <style:table-cell-properties fo:background-color="#ffffff" style:text-align-source="fix" style:repeat-content="false" fo:border="0.06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  <style:style style:name="ce48" style:family="table-cell" style:parent-style-name="Default" style:data-style-name="N0">
      <style:table-cell-properties fo:background-color="#ffa6a6" style:text-align-source="fix" style:repeat-content="false" fo:border="0.06pt solid #000000" style:vertical-align="top"/>
      <style:paragraph-properties fo:text-align="center"/>
      <style:text-properties fo:color="#000000" style:font-name="Arial3" fo:font-size="12pt" style:font-name-asian="Arial4" style:font-size-asian="12pt" style:font-name-complex="Arial4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2"/>
        <table:table-column table:style-name="co4" table:default-cell-style-name="ce23"/>
        <table:table-column table:style-name="co5" table:default-cell-style-name="ce33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RA</text:p>
          </table:table-cell>
          <table:table-cell table:style-name="ce11" office:value-type="string" calcext:value-type="string">
            <text:p>NOME</text:p>
          </table:table-cell>
          <table:table-cell table:style-name="ce22" office:value-type="string" calcext:value-type="string">
            <text:p>NASCIMENTO</text:p>
          </table:table-cell>
          <table:table-cell table:style-name="ce32" office:value-type="string" calcext:value-type="string">
            <text:p>CPF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NOME DA</text:p>
            <text:p>MÃE</text:p>
          </table:table-cell>
          <table:table-cell table:style-name="ce1" office:value-type="string" calcext:value-type="string">
            <text:p>SEX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012697506" calcext:value-type="float">
            <text:p>320012697506</text:p>
          </table:table-cell>
          <table:table-cell office:value-type="string" calcext:value-type="string">
            <text:p>ADRIANO FERNANDO AUGUSTO JUNIOR</text:p>
          </table:table-cell>
          <table:table-cell office:value-type="date" office:date-value="2007-06-09" calcext:value-type="date">
            <text:p>09/06/2007</text:p>
          </table:table-cell>
          <table:table-cell office:value-type="string" calcext:value-type="string">
            <text:p>39890747847</text:p>
          </table:table-cell>
          <table:table-cell office:value-type="string" calcext:value-type="string">
            <text:p>PIRASSUNUNGA</text:p>
          </table:table-cell>
          <table:table-cell office:value-type="float" office:value="19999662849" calcext:value-type="float">
            <text:p>19999662849</text:p>
          </table:table-cell>
          <table:table-cell office:value-type="string" calcext:value-type="string">
            <text:p>KARINA MACHIAO AMORIM AUGUST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320012491607" calcext:value-type="float">
            <text:p>320012491607</text:p>
          </table:table-cell>
          <table:table-cell table:style-name="ce13" office:value-type="string" calcext:value-type="string">
            <text:p>ADRYAN HENRIQUE ROSSI DA SILVA</text:p>
          </table:table-cell>
          <table:table-cell table:style-name="ce24" office:value-type="date" office:date-value="2007-02-28" calcext:value-type="date">
            <text:p>28/02/2007</text:p>
          </table:table-cell>
          <table:table-cell table:style-name="ce2" office:value-type="float" office:value="55218179809" calcext:value-type="float">
            <text:p>55218179809</text:p>
          </table:table-cell>
          <table:table-cell office:value-type="string" calcext:value-type="string">
            <text:p>LEME</text:p>
          </table:table-cell>
          <table:table-cell table:style-name="ce2" office:value-type="float" office:value="19998072793" calcext:value-type="float">
            <text:p>19998072793</text:p>
          </table:table-cell>
          <table:table-cell table:style-name="ce2" office:value-type="string" calcext:value-type="string">
            <text:p>JESSICA SOARES ROSSI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320011855487" calcext:value-type="float">
            <text:p>320011855487</text:p>
          </table:table-cell>
          <table:table-cell table:style-name="ce14" office:value-type="string" calcext:value-type="string">
            <text:p>ALINE BEATRIZ TEIXEIRA GOMES</text:p>
          </table:table-cell>
          <table:table-cell table:style-name="ce25" office:value-type="date" office:date-value="2007-06-16" calcext:value-type="date">
            <text:p>16/06/2007</text:p>
          </table:table-cell>
          <table:table-cell table:style-name="ce34" office:value-type="string" calcext:value-type="string">
            <text:p>53121653873</text:p>
          </table:table-cell>
          <table:table-cell table:style-name="ce45" office:value-type="string" calcext:value-type="string">
            <text:p>PIRASSUNUNGA</text:p>
          </table:table-cell>
          <table:table-cell table:style-name="ce45" office:value-type="float" office:value="19993861030" calcext:value-type="float">
            <text:p>19993861030</text:p>
          </table:table-cell>
          <table:table-cell table:style-name="ce45" office:value-type="string" calcext:value-type="string">
            <text:p>JESSICA ELIZANDRA DA SILVA TEIXEIRA</text:p>
          </table:table-cell>
          <table:table-cell table:style-name="ce45" office:value-type="string" calcext:value-type="string">
            <text:p>FEMININ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320012537144" calcext:value-type="float">
            <text:p>320012537144</text:p>
          </table:table-cell>
          <table:table-cell table:style-name="ce14" office:value-type="string" calcext:value-type="string">
            <text:p>ANA JULIA DE OLIVEIRA SOUZA</text:p>
          </table:table-cell>
          <table:table-cell table:style-name="ce25" office:value-type="date" office:date-value="2007-07-14" calcext:value-type="date">
            <text:p>14/07/2007</text:p>
          </table:table-cell>
          <table:table-cell table:style-name="ce34" office:value-type="string" calcext:value-type="string">
            <text:p>50273837893</text:p>
          </table:table-cell>
          <table:table-cell table:style-name="ce45" office:value-type="string" calcext:value-type="string">
            <text:p>PIRASSUNUNGA</text:p>
          </table:table-cell>
          <table:table-cell table:style-name="ce45" office:value-type="float" office:value="19997291895" calcext:value-type="float">
            <text:p>19997291895</text:p>
          </table:table-cell>
          <table:table-cell table:style-name="ce45" office:value-type="string" calcext:value-type="string">
            <text:p>CAMILA MILENA DE OLIVEIRA BELTRAMI</text:p>
          </table:table-cell>
          <table:table-cell table:style-name="ce45" office:value-type="string" calcext:value-type="string">
            <text:p>FEMININ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float" office:value="320012473034" calcext:value-type="float">
            <text:p>320012473034</text:p>
          </table:table-cell>
          <table:table-cell table:style-name="ce15" office:value-type="string" calcext:value-type="string">
            <text:p>ANDERSON APARECIDO SOARES</text:p>
          </table:table-cell>
          <table:table-cell office:value-type="date" office:date-value="2007-07-18" calcext:value-type="date">
            <text:p>18/07/2007</text:p>
          </table:table-cell>
          <table:table-cell office:value-type="string" calcext:value-type="string">
            <text:p>23677842808</text:p>
          </table:table-cell>
          <table:table-cell office:value-type="string" calcext:value-type="string">
            <text:p>DESCALVADO</text:p>
          </table:table-cell>
          <table:table-cell office:value-type="float" office:value="19974219202" calcext:value-type="float">
            <text:p>19974219202</text:p>
          </table:table-cell>
          <table:table-cell office:value-type="string" calcext:value-type="string">
            <text:p>SILVIA APARECIDA DONIZETI URBANO SOARES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0011767499" calcext:value-type="float">
            <text:p>320011767499</text:p>
          </table:table-cell>
          <table:table-cell office:value-type="string" calcext:value-type="string">
            <text:p>ANDRESON MAURICIO LINO DE MELO</text:p>
          </table:table-cell>
          <table:table-cell table:style-name="ce26" office:value-type="date" office:date-value="2006-11-26" calcext:value-type="date">
            <text:p>26/11/2006</text:p>
          </table:table-cell>
          <table:table-cell table:style-name="ce35" office:value-type="string" calcext:value-type="string">
            <text:p>51080881832</text:p>
          </table:table-cell>
          <table:table-cell office:value-type="string" calcext:value-type="string">
            <text:p>SANTA CRUZ DAS PALMEIRAS</text:p>
          </table:table-cell>
          <table:table-cell office:value-type="float" office:value="19994947284" calcext:value-type="float">
            <text:p>19994947284</text:p>
          </table:table-cell>
          <table:table-cell office:value-type="string" calcext:value-type="string">
            <text:p>ROSANGELA DA SILVA LINO DE MEL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20012529865" calcext:value-type="float">
            <text:p>320012529865</text:p>
          </table:table-cell>
          <table:table-cell office:value-type="string" calcext:value-type="string">
            <text:p>ARTHUR NASCIMENTO</text:p>
          </table:table-cell>
          <table:table-cell office:value-type="date" office:date-value="2007-05-16" calcext:value-type="date">
            <text:p>16/05/2007</text:p>
          </table:table-cell>
          <table:table-cell table:style-name="ce36" office:value-type="float" office:value="44016677866" calcext:value-type="float">
            <text:p>44016677866</text:p>
          </table:table-cell>
          <table:table-cell office:value-type="string" calcext:value-type="string">
            <text:p>PIRASSUNUNGA</text:p>
          </table:table-cell>
          <table:table-cell office:value-type="float" office:value="11942438497" calcext:value-type="float">
            <text:p>11942438497</text:p>
          </table:table-cell>
          <table:table-cell office:value-type="string" calcext:value-type="string">
            <text:p>GRACY VIEIRA DO NASCIMENT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320011969571" calcext:value-type="float">
            <text:p>320011969571</text:p>
          </table:table-cell>
          <table:table-cell table:style-name="ce13" office:value-type="string" calcext:value-type="string">
            <text:p>ARTHUR RIBEIRO NICOLAUS MENEGAKI</text:p>
          </table:table-cell>
          <table:table-cell table:style-name="ce24" office:value-type="date" office:date-value="2007-09-04" calcext:value-type="date">
            <text:p>04/09/2007</text:p>
          </table:table-cell>
          <table:table-cell table:style-name="ce2" office:value-type="float" office:value="45494445844" calcext:value-type="float">
            <text:p>45494445844</text:p>
          </table:table-cell>
          <table:table-cell office:value-type="string" calcext:value-type="string">
            <text:p>PIRASSUNUNGA</text:p>
          </table:table-cell>
          <table:table-cell table:style-name="ce2" office:value-type="float" office:value="11951867235" calcext:value-type="float">
            <text:p>11951867235</text:p>
          </table:table-cell>
          <table:table-cell table:style-name="ce2" office:value-type="string" calcext:value-type="string">
            <text:p>GISELE RIBEIRO DA SILV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float" office:value="320012475360" calcext:value-type="float">
            <text:p>320012475360</text:p>
          </table:table-cell>
          <table:table-cell table:style-name="ce13" office:value-type="string" calcext:value-type="string">
            <text:p>ATYLLA HENRY BORGES DAVI</text:p>
          </table:table-cell>
          <table:table-cell table:style-name="ce24" office:value-type="date" office:date-value="2006-11-14" calcext:value-type="date">
            <text:p>14/11/2006</text:p>
          </table:table-cell>
          <table:table-cell table:style-name="ce2" office:value-type="float" office:value="48925283824" calcext:value-type="float">
            <text:p>48925283824</text:p>
          </table:table-cell>
          <table:table-cell office:value-type="string" calcext:value-type="string">
            <text:p>PORTO FERREIRA</text:p>
          </table:table-cell>
          <table:table-cell table:style-name="ce2" office:value-type="float" office:value="19989793014" calcext:value-type="float">
            <text:p>19989793014</text:p>
          </table:table-cell>
          <table:table-cell table:style-name="ce2" office:value-type="string" calcext:value-type="string">
            <text:p>CLAUDIA PEREIRA BORGES DAVI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20011941149" calcext:value-type="float">
            <text:p>320011941149</text:p>
          </table:table-cell>
          <table:table-cell office:value-type="string" calcext:value-type="string">
            <text:p>AUGUSTO EDUARDO FERREIRA MEDEIROS</text:p>
          </table:table-cell>
          <table:table-cell office:value-type="date" office:date-value="2007-08-31" calcext:value-type="date">
            <text:p>31/08/2007</text:p>
          </table:table-cell>
          <table:table-cell office:value-type="string" calcext:value-type="string">
            <text:p>50004598814</text:p>
          </table:table-cell>
          <table:table-cell office:value-type="string" calcext:value-type="string">
            <text:p>PIRASSUNUNGA</text:p>
          </table:table-cell>
          <table:table-cell office:value-type="float" office:value="19997311808" calcext:value-type="float">
            <text:p>19997311808</text:p>
          </table:table-cell>
          <table:table-cell office:value-type="string" calcext:value-type="string">
            <text:p>ELIANE PRISCILA FERREIRA MEDEIROS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float" office:value="320011629892" calcext:value-type="float">
            <text:p>320011629892</text:p>
          </table:table-cell>
          <table:table-cell table:style-name="ce14" office:value-type="string" calcext:value-type="string">
            <text:p>BARBARA GOMES BALDI</text:p>
          </table:table-cell>
          <table:table-cell table:style-name="ce25" office:value-type="date" office:date-value="2007-07-19" calcext:value-type="date">
            <text:p>19/07/2007</text:p>
          </table:table-cell>
          <table:table-cell table:style-name="ce34" office:value-type="string" calcext:value-type="string">
            <text:p>52968586890</text:p>
          </table:table-cell>
          <table:table-cell table:style-name="ce45" office:value-type="string" calcext:value-type="string">
            <text:p>PIRASSUNUNGA</text:p>
          </table:table-cell>
          <table:table-cell table:style-name="ce45" office:value-type="float" office:value="19998082752" calcext:value-type="float">
            <text:p>19998082752</text:p>
          </table:table-cell>
          <table:table-cell table:style-name="ce45" office:value-type="string" calcext:value-type="string">
            <text:p>DEBORA RIBEIRO GOMES</text:p>
          </table:table-cell>
          <table:table-cell table:style-name="ce45" office:value-type="string" calcext:value-type="string">
            <text:p>FEMININO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float" office:value="320012551226" calcext:value-type="float">
            <text:p>320012551226</text:p>
          </table:table-cell>
          <table:table-cell table:style-name="ce14" office:value-type="string" calcext:value-type="string">
            <text:p>BRENDA MARIA PAPESSO</text:p>
          </table:table-cell>
          <table:table-cell table:style-name="ce25" office:value-type="date" office:date-value="2007-04-20" calcext:value-type="date">
            <text:p>20/04/2007</text:p>
          </table:table-cell>
          <table:table-cell table:style-name="ce34" office:value-type="string" calcext:value-type="string">
            <text:p>41987237889</text:p>
          </table:table-cell>
          <table:table-cell table:style-name="ce45" office:value-type="string" calcext:value-type="string">
            <text:p>ANALANDIA</text:p>
          </table:table-cell>
          <table:table-cell table:style-name="ce45" office:value-type="float" office:value="19997374953" calcext:value-type="float">
            <text:p>19997374953</text:p>
          </table:table-cell>
          <table:table-cell table:style-name="ce45" office:value-type="string" calcext:value-type="string">
            <text:p>GLAUCIA MARIA DA SILVA</text:p>
          </table:table-cell>
          <table:table-cell table:style-name="ce45" office:value-type="string" calcext:value-type="string">
            <text:p>FEMININO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0012234388" calcext:value-type="float">
            <text:p>320012234388</text:p>
          </table:table-cell>
          <table:table-cell office:value-type="string" calcext:value-type="string">
            <text:p>BRUNO FREIRE DE ARAUJO NOGUEIRA</text:p>
          </table:table-cell>
          <table:table-cell office:value-type="date" office:date-value="2007-02-10" calcext:value-type="date">
            <text:p>10/02/2007</text:p>
          </table:table-cell>
          <table:table-cell office:value-type="string" calcext:value-type="string">
            <text:p>46620509878</text:p>
          </table:table-cell>
          <table:table-cell office:value-type="string" calcext:value-type="string">
            <text:p>PIRASSUNUNGA</text:p>
          </table:table-cell>
          <table:table-cell office:value-type="float" office:value="11970901002" calcext:value-type="float">
            <text:p>11970901002</text:p>
          </table:table-cell>
          <table:table-cell office:value-type="string" calcext:value-type="string">
            <text:p>ADRIANA KELL FREIRE DE ARAUJ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20012748911" calcext:value-type="float">
            <text:p>320012748911</text:p>
          </table:table-cell>
          <table:table-cell office:value-type="string" calcext:value-type="string">
            <text:p>CAINA SOUSA SANTOS</text:p>
          </table:table-cell>
          <table:table-cell office:value-type="date" office:date-value="2007-12-06" calcext:value-type="date">
            <text:p>06/12/2007</text:p>
          </table:table-cell>
          <table:table-cell office:value-type="string" calcext:value-type="string">
            <text:p>52206703874</text:p>
          </table:table-cell>
          <table:table-cell office:value-type="string" calcext:value-type="string">
            <text:p>PIRASSUNUNGA</text:p>
          </table:table-cell>
          <table:table-cell office:value-type="float" office:value="19997696623" calcext:value-type="float">
            <text:p>19997696623</text:p>
          </table:table-cell>
          <table:table-cell office:value-type="string" calcext:value-type="string">
            <text:p>ALEXANDRA CONCEICAO DE SOUSA SANTOS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20012496568" calcext:value-type="float">
            <text:p>320012496568</text:p>
          </table:table-cell>
          <table:table-cell office:value-type="string" calcext:value-type="string">
            <text:p>CAIO VINICIUS EUGENIO ZERO</text:p>
          </table:table-cell>
          <table:table-cell office:value-type="date" office:date-value="2007-09-14" calcext:value-type="date">
            <text:p>14/09/2007</text:p>
          </table:table-cell>
          <table:table-cell office:value-type="string" calcext:value-type="string">
            <text:p>55797800870</text:p>
          </table:table-cell>
          <table:table-cell office:value-type="string" calcext:value-type="string">
            <text:p>PIRASSUNUNGA</text:p>
          </table:table-cell>
          <table:table-cell office:value-type="float" office:value="19999887438" calcext:value-type="float">
            <text:p>19999887438</text:p>
          </table:table-cell>
          <table:table-cell office:value-type="string" calcext:value-type="string">
            <text:p>BRUNA CAROLINA EUGENI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20012630990" calcext:value-type="float">
            <text:p>320012630990</text:p>
          </table:table-cell>
          <table:table-cell office:value-type="string" calcext:value-type="string">
            <text:p>CARLOS DANIEL DOS SANTOS GALLI</text:p>
          </table:table-cell>
          <table:table-cell office:value-type="date" office:date-value="2007-10-10" calcext:value-type="date">
            <text:p>10/10/2007</text:p>
          </table:table-cell>
          <table:table-cell office:value-type="string" calcext:value-type="string">
            <text:p>50033080860</text:p>
          </table:table-cell>
          <table:table-cell office:value-type="string" calcext:value-type="string">
            <text:p>PIRASSUNUNGA</text:p>
          </table:table-cell>
          <table:table-cell office:value-type="float" office:value="19998420522" calcext:value-type="float">
            <text:p>19998420522</text:p>
          </table:table-cell>
          <table:table-cell office:value-type="string" calcext:value-type="string">
            <text:p>MARLENE DOS SANTOS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20011778095" calcext:value-type="float">
            <text:p>320011778095</text:p>
          </table:table-cell>
          <table:table-cell office:value-type="string" calcext:value-type="string">
            <text:p>CARLOS DIEGO DE MELO TEIXEIRA</text:p>
          </table:table-cell>
          <table:table-cell office:value-type="date" office:date-value="2007-05-19" calcext:value-type="date">
            <text:p>19/05/2007</text:p>
          </table:table-cell>
          <table:table-cell office:value-type="string" calcext:value-type="string">
            <text:p>54527181840</text:p>
          </table:table-cell>
          <table:table-cell office:value-type="string" calcext:value-type="string">
            <text:p>SANTA CRUZ DAS PALMEIRAS</text:p>
          </table:table-cell>
          <table:table-cell office:value-type="float" office:value="19971030953" calcext:value-type="float">
            <text:p>19971030953</text:p>
          </table:table-cell>
          <table:table-cell office:value-type="string" calcext:value-type="string">
            <text:p>QUITERIA APARECIDA DE MELO TEIXEIR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float" office:value="320012217370" calcext:value-type="float">
            <text:p>320012217370</text:p>
          </table:table-cell>
          <table:table-cell table:style-name="ce13" office:value-type="string" calcext:value-type="string">
            <text:p>CARLOS EDUARDO METZKER ALTINO</text:p>
          </table:table-cell>
          <table:table-cell table:style-name="ce24" office:value-type="date" office:date-value="2007-06-12" calcext:value-type="date">
            <text:p>12/06/2007</text:p>
          </table:table-cell>
          <table:table-cell table:style-name="ce2" office:value-type="float" office:value="57828292813" calcext:value-type="float">
            <text:p>57828292813</text:p>
          </table:table-cell>
          <table:table-cell table:style-name="ce2" office:value-type="string" calcext:value-type="string">
            <text:p>SANTA CRUZ DA CONCEICAO</text:p>
          </table:table-cell>
          <table:table-cell table:style-name="ce2" office:value-type="float" office:value="19993871429" calcext:value-type="float">
            <text:p>19993871429</text:p>
          </table:table-cell>
          <table:table-cell table:style-name="ce2" office:value-type="string" calcext:value-type="string">
            <text:p>JULIANA APARECIDA METZKER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float" office:value="320011715571" calcext:value-type="float">
            <text:p>320011715571</text:p>
          </table:table-cell>
          <table:table-cell table:style-name="ce13" office:value-type="string" calcext:value-type="string">
            <text:p>CLAYTON LOPES</text:p>
          </table:table-cell>
          <table:table-cell table:style-name="ce24" office:value-type="date" office:date-value="2007-06-06" calcext:value-type="date">
            <text:p>06/06/2007</text:p>
          </table:table-cell>
          <table:table-cell table:style-name="ce2" office:value-type="float" office:value="50037771833" calcext:value-type="float">
            <text:p>50037771833</text:p>
          </table:table-cell>
          <table:table-cell office:value-type="string" calcext:value-type="string">
            <text:p>PIRASSUNUNGA</text:p>
          </table:table-cell>
          <table:table-cell table:style-name="ce2" office:value-type="float" office:value="19990155502" calcext:value-type="float">
            <text:p>19990155502</text:p>
          </table:table-cell>
          <table:table-cell table:style-name="ce2" office:value-type="string" calcext:value-type="string">
            <text:p>MARIA EDINALVA DA COSTA MOURA LOPES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20012402133" calcext:value-type="float">
            <text:p>320012402133</text:p>
          </table:table-cell>
          <table:table-cell office:value-type="string" calcext:value-type="string">
            <text:p>CRISTIAN RIAN GOMES PULTZ</text:p>
          </table:table-cell>
          <table:table-cell office:value-type="date" office:date-value="2007-06-28" calcext:value-type="date">
            <text:p>28/06/2007</text:p>
          </table:table-cell>
          <table:table-cell office:value-type="string" calcext:value-type="string">
            <text:p>55830288826</text:p>
          </table:table-cell>
          <table:table-cell office:value-type="string" calcext:value-type="string">
            <text:p>PORTO FERREIRA</text:p>
          </table:table-cell>
          <table:table-cell office:value-type="float" office:value="19996514304" calcext:value-type="float">
            <text:p>19996514304</text:p>
          </table:table-cell>
          <table:table-cell office:value-type="string" calcext:value-type="string">
            <text:p>SIVANILDA GOMES DE MELO PULTZ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float" office:value="320012368819" calcext:value-type="float">
            <text:p>320012368819</text:p>
          </table:table-cell>
          <table:table-cell table:style-name="ce15" office:value-type="string" calcext:value-type="string">
            <text:p>DAVI LOURENCO OLIVEIRA</text:p>
          </table:table-cell>
          <table:table-cell office:value-type="date" office:date-value="2007-05-02" calcext:value-type="date">
            <text:p>02/05/2007</text:p>
          </table:table-cell>
          <table:table-cell office:value-type="string" calcext:value-type="string">
            <text:p>10355205599</text:p>
          </table:table-cell>
          <table:table-cell office:value-type="string" calcext:value-type="string">
            <text:p>DESCALVADO</text:p>
          </table:table-cell>
          <table:table-cell office:value-type="float" office:value="19999551596" calcext:value-type="float">
            <text:p>19999551596</text:p>
          </table:table-cell>
          <table:table-cell office:value-type="string" calcext:value-type="string">
            <text:p>CHIRLLY LOURENCO OLIVEIR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20011314408" calcext:value-type="float">
            <text:p>320011314408</text:p>
          </table:table-cell>
          <table:table-cell office:value-type="string" calcext:value-type="string">
            <text:p>DAVID FRANCISCO DE SOUZA RODRIGUES</text:p>
          </table:table-cell>
          <table:table-cell office:value-type="date" office:date-value="2006-09-22" calcext:value-type="date">
            <text:p>22/09/2006</text:p>
          </table:table-cell>
          <table:table-cell office:value-type="string" calcext:value-type="string">
            <text:p>50423493833</text:p>
          </table:table-cell>
          <table:table-cell office:value-type="string" calcext:value-type="string">
            <text:p>LEME</text:p>
          </table:table-cell>
          <table:table-cell office:value-type="float" office:value="19982251717" calcext:value-type="float">
            <text:p>19982251717</text:p>
          </table:table-cell>
          <table:table-cell office:value-type="string" calcext:value-type="string">
            <text:p>VALERIA FELICIO DE SOUZA BARBOS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20011414181" calcext:value-type="float">
            <text:p>320011414181</text:p>
          </table:table-cell>
          <table:table-cell office:value-type="string" calcext:value-type="string">
            <text:p>DIOGO FERNANDO CAMARGO</text:p>
          </table:table-cell>
          <table:table-cell office:value-type="date" office:date-value="2003-09-22" calcext:value-type="date">
            <text:p>22/09/2003</text:p>
          </table:table-cell>
          <table:table-cell office:value-type="string" calcext:value-type="string">
            <text:p>54845080885</text:p>
          </table:table-cell>
          <table:table-cell office:value-type="string" calcext:value-type="string">
            <text:p>SANTA CRUZ DAS PALMEIRAS</text:p>
          </table:table-cell>
          <table:table-cell office:value-type="float" office:value="19998959748" calcext:value-type="float">
            <text:p>19998959748</text:p>
          </table:table-cell>
          <table:table-cell office:value-type="string" calcext:value-type="string">
            <text:p>MARTHA REGINA GIMENES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float" office:value="320011746956" calcext:value-type="float">
            <text:p>320011746956</text:p>
          </table:table-cell>
          <table:table-cell table:style-name="ce13" office:value-type="string" calcext:value-type="string">
            <text:p>DOUGLAS MICHAEL PEGO MASSARI</text:p>
          </table:table-cell>
          <table:table-cell table:style-name="ce24" office:value-type="date" office:date-value="2007-03-04" calcext:value-type="date">
            <text:p>04/03/2007</text:p>
          </table:table-cell>
          <table:table-cell table:style-name="ce2" office:value-type="float" office:value="50205128858" calcext:value-type="float">
            <text:p>50205128858</text:p>
          </table:table-cell>
          <table:table-cell office:value-type="string" calcext:value-type="string">
            <text:p>PIRASSUNUNGA</text:p>
          </table:table-cell>
          <table:table-cell table:style-name="ce2" office:value-type="float" office:value="19996378750" calcext:value-type="float">
            <text:p>19996378750</text:p>
          </table:table-cell>
          <table:table-cell table:style-name="ce2" office:value-type="string" calcext:value-type="string">
            <text:p>KATIANE PINTO PEG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20012133391" calcext:value-type="float">
            <text:p>320012133391</text:p>
          </table:table-cell>
          <table:table-cell office:value-type="string" calcext:value-type="string">
            <text:p>EDUARDO DO NASCIMENTO CARDOSO</text:p>
          </table:table-cell>
          <table:table-cell table:style-name="ce27" office:value-type="date" office:date-value="2007-06-03" calcext:value-type="date">
            <text:p>03/06/2007</text:p>
          </table:table-cell>
          <table:table-cell table:style-name="ce37" office:value-type="float" office:value="46413099810" calcext:value-type="float">
            <text:p>46413099810</text:p>
          </table:table-cell>
          <table:table-cell office:value-type="string" calcext:value-type="string">
            <text:p>PIRASSUNUNGA</text:p>
          </table:table-cell>
          <table:table-cell table:style-name="ce37" office:value-type="float" office:value="19992156935" calcext:value-type="float">
            <text:p>19992156935</text:p>
          </table:table-cell>
          <table:table-cell table:style-name="ce37" office:value-type="string" calcext:value-type="string">
            <text:p>LORRANI PATRICIA DO NASCIMENT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float" office:value="320011288170" calcext:value-type="float">
            <text:p>320011288170</text:p>
          </table:table-cell>
          <table:table-cell table:style-name="ce13" office:value-type="string" calcext:value-type="string">
            <text:p>ELDER RODRIGO MARTINS VILELA</text:p>
          </table:table-cell>
          <table:table-cell table:style-name="ce24" office:value-type="date" office:date-value="2006-12-23" calcext:value-type="date">
            <text:p>23/12/2006</text:p>
          </table:table-cell>
          <table:table-cell table:style-name="ce2" office:value-type="float" office:value="49916395810" calcext:value-type="float">
            <text:p>49916395810</text:p>
          </table:table-cell>
          <table:table-cell office:value-type="string" calcext:value-type="string">
            <text:p>PIRASSUNUNGA</text:p>
          </table:table-cell>
          <table:table-cell table:style-name="ce2" office:value-type="float" office:value="19971140821" calcext:value-type="float">
            <text:p>19971140821</text:p>
          </table:table-cell>
          <table:table-cell table:style-name="ce2" office:value-type="string" calcext:value-type="string">
            <text:p>DEBORA FERNANDES MARTINS VILEL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20012827107" calcext:value-type="float">
            <text:p>320012827107</text:p>
          </table:table-cell>
          <table:table-cell office:value-type="string" calcext:value-type="string">
            <text:p>EMANUEL QUEIROZ DA SILVA DE ANDRADE</text:p>
          </table:table-cell>
          <table:table-cell table:style-name="ce27" office:value-type="date" office:date-value="2007-12-22" calcext:value-type="date">
            <text:p>22/12/2007</text:p>
          </table:table-cell>
          <table:table-cell table:style-name="ce37" office:value-type="float" office:value="48818202812" calcext:value-type="float">
            <text:p>48818202812</text:p>
          </table:table-cell>
          <table:table-cell office:value-type="string" calcext:value-type="string">
            <text:p>SANTA CRUZ DAS PALMEIRAS</text:p>
          </table:table-cell>
          <table:table-cell table:style-name="ce37" office:value-type="float" office:value="19993011812" calcext:value-type="float">
            <text:p>19993011812</text:p>
          </table:table-cell>
          <table:table-cell table:style-name="ce37" office:value-type="string" calcext:value-type="string">
            <text:p>JULIANA QUEIROZ DA SILVA DE ANDRADE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20011955450" calcext:value-type="float">
            <text:p>320011955450</text:p>
          </table:table-cell>
          <table:table-cell office:value-type="string" calcext:value-type="string">
            <text:p>ESMAEL DESIDERIO LUPAS NETO</text:p>
          </table:table-cell>
          <table:table-cell table:style-name="ce27" office:value-type="date" office:date-value="2007-11-05" calcext:value-type="date">
            <text:p>05/11/2007</text:p>
          </table:table-cell>
          <table:table-cell table:style-name="ce37" office:value-type="float" office:value="55312436852" calcext:value-type="float">
            <text:p>55312436852</text:p>
          </table:table-cell>
          <table:table-cell office:value-type="string" calcext:value-type="string">
            <text:p>PIRASSUNUNGA</text:p>
          </table:table-cell>
          <table:table-cell table:style-name="ce37" office:value-type="float" office:value="19999426199" calcext:value-type="float">
            <text:p>19999426199</text:p>
          </table:table-cell>
          <table:table-cell table:style-name="ce37" office:value-type="string" calcext:value-type="string">
            <text:p>CARLEANE CHAGAS NASCIMENT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20011940567" calcext:value-type="float">
            <text:p>320011940567</text:p>
          </table:table-cell>
          <table:table-cell office:value-type="string" calcext:value-type="string">
            <text:p>FABRICIO DA SILVA CATAPANI</text:p>
          </table:table-cell>
          <table:table-cell table:style-name="ce27" office:value-type="date" office:date-value="2007-01-01" calcext:value-type="date">
            <text:p>01/01/2007</text:p>
          </table:table-cell>
          <table:table-cell table:style-name="ce37" office:value-type="float" office:value="50004290879" calcext:value-type="float">
            <text:p>50004290879</text:p>
          </table:table-cell>
          <table:table-cell office:value-type="string" calcext:value-type="string">
            <text:p>PIRASSUNUNGA</text:p>
          </table:table-cell>
          <table:table-cell table:style-name="ce37" office:value-type="float" office:value="19997213786" calcext:value-type="float">
            <text:p>19997213786</text:p>
          </table:table-cell>
          <table:table-cell table:style-name="ce37" office:value-type="string" calcext:value-type="string">
            <text:p>SIDINEIA DA SILVA CATAPANI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20012352323" calcext:value-type="float">
            <text:p>320012352323</text:p>
          </table:table-cell>
          <table:table-cell office:value-type="string" calcext:value-type="string">
            <text:p>FELIPE CESAR SILVA PAES</text:p>
          </table:table-cell>
          <table:table-cell table:style-name="ce27" office:value-type="date" office:date-value="2007-03-28" calcext:value-type="date">
            <text:p>28/03/2007</text:p>
          </table:table-cell>
          <table:table-cell table:style-name="ce37" office:value-type="float" office:value="43550112831" calcext:value-type="float">
            <text:p>43550112831</text:p>
          </table:table-cell>
          <table:table-cell office:value-type="string" calcext:value-type="string">
            <text:p>PORTO FERREIRA</text:p>
          </table:table-cell>
          <table:table-cell table:style-name="ce37" office:value-type="float" office:value="1999705258" calcext:value-type="float">
            <text:p>1999705258</text:p>
          </table:table-cell>
          <table:table-cell table:style-name="ce37" office:value-type="string" calcext:value-type="string">
            <text:p>ELIANE PEREIRA DA SILV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20011337091" calcext:value-type="float">
            <text:p>320011337091</text:p>
          </table:table-cell>
          <table:table-cell office:value-type="string" calcext:value-type="string">
            <text:p>FELYPE VINICIUS FRANZIN</text:p>
          </table:table-cell>
          <table:table-cell table:style-name="ce27" office:value-type="date" office:date-value="2006-11-12" calcext:value-type="date">
            <text:p>12/11/2006</text:p>
          </table:table-cell>
          <table:table-cell table:style-name="ce37" office:value-type="float" office:value="41397911875" calcext:value-type="float">
            <text:p>41397911875</text:p>
          </table:table-cell>
          <table:table-cell office:value-type="string" calcext:value-type="string">
            <text:p>PIRASSUNUNGA</text:p>
          </table:table-cell>
          <table:table-cell table:style-name="ce37" office:value-type="float" office:value="11917457601" calcext:value-type="float">
            <text:p>11917457601</text:p>
          </table:table-cell>
          <table:table-cell table:style-name="ce37" office:value-type="string" calcext:value-type="string">
            <text:p>ALDA DA ROCHA FRANZIN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20012876808" calcext:value-type="float">
            <text:p>320012876808</text:p>
          </table:table-cell>
          <table:table-cell office:value-type="string" calcext:value-type="string">
            <text:p>FERNANDO VIEIRA DE MELO</text:p>
          </table:table-cell>
          <table:table-cell table:style-name="ce27" office:value-type="date" office:date-value="2007-10-13" calcext:value-type="date">
            <text:p>13/10/2007</text:p>
          </table:table-cell>
          <table:table-cell table:style-name="ce37" office:value-type="float" office:value="53529503878" calcext:value-type="float">
            <text:p>53529503878</text:p>
          </table:table-cell>
          <table:table-cell office:value-type="string" calcext:value-type="string">
            <text:p>SANTA CRUZ DAS PALMEIRAS</text:p>
          </table:table-cell>
          <table:table-cell table:style-name="ce37" office:value-type="float" office:value="19995946639" calcext:value-type="float">
            <text:p>19995946639</text:p>
          </table:table-cell>
          <table:table-cell table:style-name="ce37" office:value-type="string" calcext:value-type="string">
            <text:p>NEUSA MARIA COSTA DE MEL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20012850015" calcext:value-type="float">
            <text:p>320012850015</text:p>
          </table:table-cell>
          <table:table-cell office:value-type="string" calcext:value-type="string">
            <text:p>GABRIEL DANIEL DE SOUZA</text:p>
          </table:table-cell>
          <table:table-cell table:style-name="ce27" office:value-type="date" office:date-value="2007-05-11" calcext:value-type="date">
            <text:p>11/05/2007</text:p>
          </table:table-cell>
          <table:table-cell table:style-name="ce37" office:value-type="float" office:value="56696025871" calcext:value-type="float">
            <text:p>56696025871</text:p>
          </table:table-cell>
          <table:table-cell office:value-type="string" calcext:value-type="string">
            <text:p>ANALANDIA</text:p>
          </table:table-cell>
          <table:table-cell table:style-name="ce37" office:value-type="float" office:value="19999635457" calcext:value-type="float">
            <text:p>19999635457</text:p>
          </table:table-cell>
          <table:table-cell table:style-name="ce37" office:value-type="string" calcext:value-type="string">
            <text:p>LUCIANA CARDOSO SOUZ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20012797676" calcext:value-type="float">
            <text:p>320012797676</text:p>
          </table:table-cell>
          <table:table-cell office:value-type="string" calcext:value-type="string">
            <text:p>GABRIEL ROBERTO ZOCCOLER</text:p>
          </table:table-cell>
          <table:table-cell table:style-name="ce27" office:value-type="date" office:date-value="2007-04-30" calcext:value-type="date">
            <text:p>30/04/2007</text:p>
          </table:table-cell>
          <table:table-cell table:style-name="ce37" office:value-type="float" office:value="50084904860" calcext:value-type="float">
            <text:p>50084904860</text:p>
          </table:table-cell>
          <table:table-cell office:value-type="string" calcext:value-type="string">
            <text:p>PIRASSUNUNGA</text:p>
          </table:table-cell>
          <table:table-cell table:style-name="ce37" office:value-type="float" office:value="19999021971" calcext:value-type="float">
            <text:p>19999021971</text:p>
          </table:table-cell>
          <table:table-cell table:style-name="ce37" office:value-type="string" calcext:value-type="string">
            <text:p>RAFAELA ROSA FRASSI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office:value-type="float" office:value="320011577149" calcext:value-type="float">
            <text:p>320011577149</text:p>
          </table:table-cell>
          <table:table-cell table:style-name="ce16" office:value-type="string" calcext:value-type="string">
            <text:p>GABRIELA REIS LANDINI</text:p>
          </table:table-cell>
          <table:table-cell table:style-name="ce25" office:value-type="date" office:date-value="2007-01-02" calcext:value-type="date">
            <text:p>02/01/2007</text:p>
          </table:table-cell>
          <table:table-cell table:style-name="ce38" office:value-type="string" calcext:value-type="string">
            <text:p>55815698865</text:p>
          </table:table-cell>
          <table:table-cell table:style-name="ce46" office:value-type="string" calcext:value-type="string">
            <text:p>PORTO FERREIRA</text:p>
          </table:table-cell>
          <table:table-cell table:style-name="ce46" office:value-type="float" office:value="19982996731" calcext:value-type="float">
            <text:p>19982996731</text:p>
          </table:table-cell>
          <table:table-cell table:style-name="ce46" office:value-type="string" calcext:value-type="string">
            <text:p>JULIANA DOS SANTO REIS</text:p>
          </table:table-cell>
          <table:table-cell table:style-name="ce45" office:value-type="string" calcext:value-type="string">
            <text:p>FEMININO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office:value-type="float" office:value="320012254387" calcext:value-type="float">
            <text:p>320012254387</text:p>
          </table:table-cell>
          <table:table-cell table:style-name="ce17" office:value-type="string" calcext:value-type="string">
            <text:p>GUILHERME JUNQUEIRA SILVERIO</text:p>
          </table:table-cell>
          <table:table-cell table:style-name="ce28" office:value-type="date" office:date-value="2007-07-27" calcext:value-type="date">
            <text:p>27/07/2007</text:p>
          </table:table-cell>
          <table:table-cell table:style-name="ce39" office:value-type="float" office:value="50033306850" calcext:value-type="float">
            <text:p>50033306850</text:p>
          </table:table-cell>
          <table:table-cell table:style-name="ce39" office:value-type="string" calcext:value-type="string">
            <text:p>PIRASSUNUNGA</text:p>
          </table:table-cell>
          <table:table-cell table:style-name="ce39" office:value-type="float" office:value="19997919204" calcext:value-type="float">
            <text:p>19997919204</text:p>
          </table:table-cell>
          <table:table-cell table:style-name="ce39" office:value-type="string" calcext:value-type="string">
            <text:p>KATIANE MICHELE JUNQUEIRA SILVERIO</text:p>
          </table:table-cell>
          <table:table-cell table:style-name="ce39" office:value-type="string" calcext:value-type="string">
            <text:p>MASCULINO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20012713103" calcext:value-type="float">
            <text:p>320012713103</text:p>
          </table:table-cell>
          <table:table-cell office:value-type="string" calcext:value-type="string">
            <text:p>GUILHERME MENDES MEDEIROS</text:p>
          </table:table-cell>
          <table:table-cell table:style-name="ce27" office:value-type="date" office:date-value="2007-08-24" calcext:value-type="date">
            <text:p>24/08/2007</text:p>
          </table:table-cell>
          <table:table-cell table:style-name="ce37" office:value-type="float" office:value="23873404850" calcext:value-type="float">
            <text:p>23873404850</text:p>
          </table:table-cell>
          <table:table-cell office:value-type="string" calcext:value-type="string">
            <text:p>PIRASSUNUNGA</text:p>
          </table:table-cell>
          <table:table-cell table:style-name="ce37" office:value-type="float" office:value="19999200784" calcext:value-type="float">
            <text:p>19999200784</text:p>
          </table:table-cell>
          <table:table-cell table:style-name="ce37" office:value-type="string" calcext:value-type="string">
            <text:p>DRIELLY RIBEIRO MENDES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" office:value-type="float" office:value="320011947656" calcext:value-type="float">
            <text:p>320011947656</text:p>
          </table:table-cell>
          <table:table-cell table:style-name="ce13" office:value-type="string" calcext:value-type="string">
            <text:p>GUILHERME ROSSI MAROSTEGAN</text:p>
          </table:table-cell>
          <table:table-cell table:style-name="ce24" office:value-type="date" office:date-value="2007-04-25" calcext:value-type="date">
            <text:p>25/04/2007</text:p>
          </table:table-cell>
          <table:table-cell table:style-name="ce2" office:value-type="float" office:value="46306183841" calcext:value-type="float">
            <text:p>46306183841</text:p>
          </table:table-cell>
          <table:table-cell office:value-type="string" calcext:value-type="string">
            <text:p>PIRASSUNUNGA</text:p>
          </table:table-cell>
          <table:table-cell table:style-name="ce2" office:value-type="float" office:value="19995694884" calcext:value-type="float">
            <text:p>19995694884</text:p>
          </table:table-cell>
          <table:table-cell table:style-name="ce2" office:value-type="string" calcext:value-type="string">
            <text:p>SILVANIA APARECIDA ROSSI MAROSTEGAN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office:value-type="float" office:value="320012774951" calcext:value-type="float">
            <text:p>320012774951</text:p>
          </table:table-cell>
          <table:table-cell table:style-name="ce17" office:value-type="string" calcext:value-type="string">
            <text:p>GUSTAVO BRANT SILVA NUNES</text:p>
          </table:table-cell>
          <table:table-cell table:style-name="ce28" office:value-type="date" office:date-value="2007-08-28" calcext:value-type="date">
            <text:p>28/08/2007</text:p>
          </table:table-cell>
          <table:table-cell table:style-name="ce39" office:value-type="float" office:value="54186267871" calcext:value-type="float">
            <text:p>54186267871</text:p>
          </table:table-cell>
          <table:table-cell table:style-name="ce39" office:value-type="string" calcext:value-type="string">
            <text:p>PIRASSUNUNGA</text:p>
          </table:table-cell>
          <table:table-cell table:style-name="ce39" office:value-type="float" office:value="11982779535" calcext:value-type="float">
            <text:p>11982779535</text:p>
          </table:table-cell>
          <table:table-cell table:style-name="ce39" office:value-type="string" calcext:value-type="string">
            <text:p>ALICE BRANT SILVA</text:p>
          </table:table-cell>
          <table:table-cell table:style-name="ce39" office:value-type="string" calcext:value-type="string">
            <text:p>MASCULINO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" office:value-type="float" office:value="320011664039" calcext:value-type="float">
            <text:p>320011664039</text:p>
          </table:table-cell>
          <table:table-cell table:style-name="ce13" office:value-type="string" calcext:value-type="string">
            <text:p>GUSTAVO HENRIQUE DE OLIVEIRA DE LIMA</text:p>
          </table:table-cell>
          <table:table-cell table:style-name="ce24" office:value-type="date" office:date-value="2007-06-22" calcext:value-type="date">
            <text:p>22/06/2007</text:p>
          </table:table-cell>
          <table:table-cell table:style-name="ce2" office:value-type="float" office:value="39786113845" calcext:value-type="float">
            <text:p>39786113845</text:p>
          </table:table-cell>
          <table:table-cell office:value-type="string" calcext:value-type="string">
            <text:p>SANTA CRUZ DAS PALMEIRAS</text:p>
          </table:table-cell>
          <table:table-cell table:style-name="ce2" office:value-type="float" office:value="19985996716" calcext:value-type="float">
            <text:p>19985996716</text:p>
          </table:table-cell>
          <table:table-cell table:style-name="ce2" office:value-type="string" calcext:value-type="string">
            <text:p>LUCIMARA ADRIANA DE OLIVEIR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" office:value-type="float" office:value="320012568542" calcext:value-type="float">
            <text:p>320012568542</text:p>
          </table:table-cell>
          <table:table-cell table:style-name="ce18" office:value-type="string" calcext:value-type="string">
            <text:p>GUSTAVO HENRIQUE LIMA PINHEIRO</text:p>
          </table:table-cell>
          <table:table-cell table:style-name="ce29" office:value-type="date" office:date-value="2007-05-15" calcext:value-type="date">
            <text:p>15/05/2007</text:p>
          </table:table-cell>
          <table:table-cell table:style-name="ce40" office:value-type="float" office:value="15636302908" calcext:value-type="float">
            <text:p>15636302908</text:p>
          </table:table-cell>
          <table:table-cell office:value-type="string" calcext:value-type="string">
            <text:p>ANALANDIA</text:p>
          </table:table-cell>
          <table:table-cell table:style-name="ce40" office:value-type="float" office:value="19993311235" calcext:value-type="float">
            <text:p>19993311235</text:p>
          </table:table-cell>
          <table:table-cell table:style-name="ce40" office:value-type="string" calcext:value-type="string">
            <text:p>LUCINEIA DA CONCEICAO LIM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" office:value-type="float" office:value="320012068357" calcext:value-type="float">
            <text:p>320012068357</text:p>
          </table:table-cell>
          <table:table-cell table:style-name="ce18" office:value-type="string" calcext:value-type="string">
            <text:p>GUSTAVO HENRIQUE MARCULINO</text:p>
          </table:table-cell>
          <table:table-cell table:style-name="ce29" office:value-type="date" office:date-value="2007-10-01" calcext:value-type="date">
            <text:p>01/10/2007</text:p>
          </table:table-cell>
          <table:table-cell table:style-name="ce40" office:value-type="float" office:value="57717331802" calcext:value-type="float">
            <text:p>57717331802</text:p>
          </table:table-cell>
          <table:table-cell office:value-type="string" calcext:value-type="string">
            <text:p>ANALANDIA</text:p>
          </table:table-cell>
          <table:table-cell table:style-name="ce40" office:value-type="float" office:value="19971592639" calcext:value-type="float">
            <text:p>19971592639</text:p>
          </table:table-cell>
          <table:table-cell table:style-name="ce40" office:value-type="string" calcext:value-type="string">
            <text:p>SIMARA APARECIDA ALVES DE LIR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4" office:value-type="float" office:value="320011877905" calcext:value-type="float">
            <text:p>320011877905</text:p>
          </table:table-cell>
          <table:table-cell table:style-name="ce13" office:value-type="string" calcext:value-type="string">
            <text:p>HENRIQUE MENEGATTI DE MORAES</text:p>
          </table:table-cell>
          <table:table-cell table:style-name="ce24" office:value-type="date" office:date-value="2007-09-09" calcext:value-type="date">
            <text:p>09/09/2007</text:p>
          </table:table-cell>
          <table:table-cell table:style-name="ce2" office:value-type="float" office:value="54332135873" calcext:value-type="float">
            <text:p>54332135873</text:p>
          </table:table-cell>
          <table:table-cell office:value-type="string" calcext:value-type="string">
            <text:p>PIRASSUNUNGA</text:p>
          </table:table-cell>
          <table:table-cell table:style-name="ce2" office:value-type="float" office:value="19995408722" calcext:value-type="float">
            <text:p>19995408722</text:p>
          </table:table-cell>
          <table:table-cell table:style-name="ce2" office:value-type="string" calcext:value-type="string">
            <text:p>LUCELIA MENEGATTI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20012872970" calcext:value-type="float">
            <text:p>320012872970</text:p>
          </table:table-cell>
          <table:table-cell office:value-type="string" calcext:value-type="string">
            <text:p>ISAAC SANTANNA DE OLIVEIRA</text:p>
          </table:table-cell>
          <table:table-cell office:value-type="date" office:date-value="2007-09-13" calcext:value-type="date">
            <text:p>13/09/2007</text:p>
          </table:table-cell>
          <table:table-cell office:value-type="string" calcext:value-type="string">
            <text:p>59577080898</text:p>
          </table:table-cell>
          <table:table-cell office:value-type="string" calcext:value-type="string">
            <text:p>SANTA CRUZ DAS PALMEIRAS</text:p>
          </table:table-cell>
          <table:table-cell office:value-type="float" office:value="19989281201" calcext:value-type="float">
            <text:p>19989281201</text:p>
          </table:table-cell>
          <table:table-cell office:value-type="string" calcext:value-type="string">
            <text:p>JOSIANE APARECIDA SANTANNA DE OLIVEIR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" office:value-type="float" office:value="320011964898" calcext:value-type="float">
            <text:p>320011964898</text:p>
          </table:table-cell>
          <table:table-cell table:style-name="ce14" office:value-type="string" calcext:value-type="string">
            <text:p>ISADORA ZINI BORGES</text:p>
          </table:table-cell>
          <table:table-cell table:style-name="ce25" office:value-type="date" office:date-value="2007-06-04" calcext:value-type="date">
            <text:p>04/06/2007</text:p>
          </table:table-cell>
          <table:table-cell table:style-name="ce34" office:value-type="string" calcext:value-type="string">
            <text:p>47184257863</text:p>
          </table:table-cell>
          <table:table-cell table:style-name="ce45" office:value-type="string" calcext:value-type="string">
            <text:p>PIRASSUNUNGA</text:p>
          </table:table-cell>
          <table:table-cell table:style-name="ce45" office:value-type="float" office:value="19971199079" calcext:value-type="float">
            <text:p>19971199079</text:p>
          </table:table-cell>
          <table:table-cell table:style-name="ce45" office:value-type="string" calcext:value-type="string">
            <text:p>KARINA DA SILVA ZINI BORGES</text:p>
          </table:table-cell>
          <table:table-cell table:style-name="ce45" office:value-type="string" calcext:value-type="string">
            <text:p>FEMININO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20011537487" calcext:value-type="float">
            <text:p>320011537487</text:p>
          </table:table-cell>
          <table:table-cell office:value-type="string" calcext:value-type="string">
            <text:p>ISRAEL FERNANDO PEREIRA</text:p>
          </table:table-cell>
          <table:table-cell office:value-type="date" office:date-value="2006-12-01" calcext:value-type="date">
            <text:p>01/12/2006</text:p>
          </table:table-cell>
          <table:table-cell office:value-type="string" calcext:value-type="string">
            <text:p>46155873844</text:p>
          </table:table-cell>
          <table:table-cell office:value-type="string" calcext:value-type="string">
            <text:p>PIRASSUNUNGA</text:p>
          </table:table-cell>
          <table:table-cell office:value-type="float" office:value="19996221395" calcext:value-type="float">
            <text:p>19996221395</text:p>
          </table:table-cell>
          <table:table-cell office:value-type="string" calcext:value-type="string">
            <text:p>JANE DA COSTA ANDRE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20012483529" calcext:value-type="float">
            <text:p>320012483529</text:p>
          </table:table-cell>
          <table:table-cell office:value-type="string" calcext:value-type="string">
            <text:p>JOAO CARLOS EUCLIDES GOMES</text:p>
          </table:table-cell>
          <table:table-cell office:value-type="date" office:date-value="2007-10-27" calcext:value-type="date">
            <text:p>27/10/2007</text:p>
          </table:table-cell>
          <table:table-cell office:value-type="string" calcext:value-type="string">
            <text:p>49905018883</text:p>
          </table:table-cell>
          <table:table-cell office:value-type="string" calcext:value-type="string">
            <text:p>PIRASSUNUNGA</text:p>
          </table:table-cell>
          <table:table-cell office:value-type="float" office:value="19997212620" calcext:value-type="float">
            <text:p>19997212620</text:p>
          </table:table-cell>
          <table:table-cell office:value-type="string" calcext:value-type="string">
            <text:p>MARILENE PAULA DA SILV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20012454046" calcext:value-type="float">
            <text:p>320012454046</text:p>
          </table:table-cell>
          <table:table-cell office:value-type="string" calcext:value-type="string">
            <text:p>JOAO GABRIEL CARVALHO FERREIRA</text:p>
          </table:table-cell>
          <table:table-cell office:value-type="date" office:date-value="2007-09-15" calcext:value-type="date">
            <text:p>15/09/2007</text:p>
          </table:table-cell>
          <table:table-cell office:value-type="string" calcext:value-type="string">
            <text:p>23630359841</text:p>
          </table:table-cell>
          <table:table-cell office:value-type="string" calcext:value-type="string">
            <text:p>PORTO FERREIRA</text:p>
          </table:table-cell>
          <table:table-cell office:value-type="float" office:value="19993340853" calcext:value-type="float">
            <text:p>19993340853</text:p>
          </table:table-cell>
          <table:table-cell office:value-type="string" calcext:value-type="string">
            <text:p>DEBORA SANTOS DE CARVALH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20011849922" calcext:value-type="float">
            <text:p>320011849922</text:p>
          </table:table-cell>
          <table:table-cell office:value-type="string" calcext:value-type="string">
            <text:p>JOAO HENRIQUE COSTA DO PRADO</text:p>
          </table:table-cell>
          <table:table-cell office:value-type="date" office:date-value="2007-05-16" calcext:value-type="date">
            <text:p>16/05/2007</text:p>
          </table:table-cell>
          <table:table-cell office:value-type="string" calcext:value-type="string">
            <text:p>45197402822</text:p>
          </table:table-cell>
          <table:table-cell office:value-type="string" calcext:value-type="string">
            <text:p>PIRASSUNUNGA</text:p>
          </table:table-cell>
          <table:table-cell office:value-type="float" office:value="19997929583" calcext:value-type="float">
            <text:p>19997929583</text:p>
          </table:table-cell>
          <table:table-cell office:value-type="string" calcext:value-type="string">
            <text:p>MARINALVA FERREIRA COSTA DO PRAD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" office:value-type="float" office:value="320012792131" calcext:value-type="float">
            <text:p>320012792131</text:p>
          </table:table-cell>
          <table:table-cell table:style-name="ce15" office:value-type="string" calcext:value-type="string">
            <text:p>JOAO PAULO DOS SANTOS SILVA</text:p>
          </table:table-cell>
          <table:table-cell office:value-type="date" office:date-value="2007-02-19" calcext:value-type="date">
            <text:p>19/02/2007</text:p>
          </table:table-cell>
          <table:table-cell office:value-type="string" calcext:value-type="string">
            <text:p>46260120869</text:p>
          </table:table-cell>
          <table:table-cell office:value-type="string" calcext:value-type="string">
            <text:p>TANABI</text:p>
          </table:table-cell>
          <table:table-cell office:value-type="float" office:value="17996774208" calcext:value-type="float">
            <text:p>17996774208</text:p>
          </table:table-cell>
          <table:table-cell office:value-type="string" calcext:value-type="string">
            <text:p>GILDETE ANDRADE DOS SANTOS CARVALH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" office:value-type="float" office:value="320012728197" calcext:value-type="float">
            <text:p>320012728197</text:p>
          </table:table-cell>
          <table:table-cell table:style-name="ce18" office:value-type="string" calcext:value-type="string">
            <text:p>JOAO PEDRO LEITE PERIN</text:p>
          </table:table-cell>
          <table:table-cell table:style-name="ce29" office:value-type="date" office:date-value="2007-03-12" calcext:value-type="date">
            <text:p>12/03/2007</text:p>
          </table:table-cell>
          <table:table-cell table:style-name="ce40" office:value-type="float" office:value="47313243863" calcext:value-type="float">
            <text:p>47313243863</text:p>
          </table:table-cell>
          <table:table-cell office:value-type="string" calcext:value-type="string">
            <text:p>ANALANDIA</text:p>
          </table:table-cell>
          <table:table-cell table:style-name="ce40" office:value-type="float" office:value="19991008093" calcext:value-type="float">
            <text:p>19991008093</text:p>
          </table:table-cell>
          <table:table-cell table:style-name="ce40" office:value-type="string" calcext:value-type="string">
            <text:p>MARIA GEANDRA DE SOUSA LEITE PERIN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20012436661" calcext:value-type="float">
            <text:p>320012436661</text:p>
          </table:table-cell>
          <table:table-cell office:value-type="string" calcext:value-type="string">
            <text:p>JOAO VICTTOR BORTHOLIM CORREA DAVID</text:p>
          </table:table-cell>
          <table:table-cell office:value-type="date" office:date-value="2007-09-14" calcext:value-type="date">
            <text:p>14/09/2007</text:p>
          </table:table-cell>
          <table:table-cell office:value-type="string" calcext:value-type="string">
            <text:p>47496522880</text:p>
          </table:table-cell>
          <table:table-cell office:value-type="string" calcext:value-type="string">
            <text:p>PIRASSUNUNGA</text:p>
          </table:table-cell>
          <table:table-cell office:value-type="float" office:value="19997439277" calcext:value-type="float">
            <text:p>19997439277</text:p>
          </table:table-cell>
          <table:table-cell office:value-type="string" calcext:value-type="string">
            <text:p>MAYLA BORTHOLIM CORRE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20011583344" calcext:value-type="float">
            <text:p>320011583344</text:p>
          </table:table-cell>
          <table:table-cell office:value-type="string" calcext:value-type="string">
            <text:p>JOAO VITOR ZUCOLOTO SALGUEIRO</text:p>
          </table:table-cell>
          <table:table-cell office:value-type="date" office:date-value="2007-05-05" calcext:value-type="date">
            <text:p>05/05/2007</text:p>
          </table:table-cell>
          <table:table-cell office:value-type="string" calcext:value-type="string">
            <text:p>44995345850</text:p>
          </table:table-cell>
          <table:table-cell office:value-type="string" calcext:value-type="string">
            <text:p>PIRASSUNUNGA</text:p>
          </table:table-cell>
          <table:table-cell office:value-type="float" office:value="17991725420" calcext:value-type="float">
            <text:p>17991725420</text:p>
          </table:table-cell>
          <table:table-cell office:value-type="string" calcext:value-type="string">
            <text:p>LARA CRISTIANE ZUCOLOTO SALGUEIR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20012040476" calcext:value-type="float">
            <text:p>320012040476</text:p>
          </table:table-cell>
          <table:table-cell office:value-type="string" calcext:value-type="string">
            <text:p>JONATHAN POLINO CARDOSO DA SILVA</text:p>
          </table:table-cell>
          <table:table-cell office:value-type="date" office:date-value="2006-11-12" calcext:value-type="date">
            <text:p>12/11/2006</text:p>
          </table:table-cell>
          <table:table-cell office:value-type="string" calcext:value-type="string">
            <text:p>57359449839</text:p>
          </table:table-cell>
          <table:table-cell office:value-type="string" calcext:value-type="string">
            <text:p>DESCALVADO</text:p>
          </table:table-cell>
          <table:table-cell office:value-type="float" office:value="19971506216" calcext:value-type="float">
            <text:p>19971506216</text:p>
          </table:table-cell>
          <table:table-cell office:value-type="string" calcext:value-type="string">
            <text:p>CLAUDIA POLIN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20012273931" calcext:value-type="float">
            <text:p>320012273931</text:p>
          </table:table-cell>
          <table:table-cell office:value-type="string" calcext:value-type="string">
            <text:p>JOSIAS PEREIRA LEME</text:p>
          </table:table-cell>
          <table:table-cell office:value-type="date" office:date-value="2007-01-23" calcext:value-type="date">
            <text:p>23/01/2007</text:p>
          </table:table-cell>
          <table:table-cell office:value-type="string" calcext:value-type="string">
            <text:p>49692010805</text:p>
          </table:table-cell>
          <table:table-cell office:value-type="string" calcext:value-type="string">
            <text:p>PORTO FERREIRA</text:p>
          </table:table-cell>
          <table:table-cell office:value-type="float" office:value="19991408830" calcext:value-type="float">
            <text:p>19991408830</text:p>
          </table:table-cell>
          <table:table-cell office:value-type="string" calcext:value-type="string">
            <text:p>RENATA APARECIDA TEIXEIR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20012332383" calcext:value-type="float">
            <text:p>320012332383</text:p>
          </table:table-cell>
          <table:table-cell office:value-type="string" calcext:value-type="string">
            <text:p>KAE TENORIO NASCIMENTO</text:p>
          </table:table-cell>
          <table:table-cell office:value-type="date" office:date-value="2007-08-27" calcext:value-type="date">
            <text:p>27/08/2007</text:p>
          </table:table-cell>
          <table:table-cell office:value-type="string" calcext:value-type="string">
            <text:p>42913442870</text:p>
          </table:table-cell>
          <table:table-cell office:value-type="string" calcext:value-type="string">
            <text:p>PIRASSUNUNGA</text:p>
          </table:table-cell>
          <table:table-cell office:value-type="float" office:value="19999376663" calcext:value-type="float">
            <text:p>19999376663</text:p>
          </table:table-cell>
          <table:table-cell office:value-type="string" calcext:value-type="string">
            <text:p>RAISA MARTELLO TENORI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20012804308" calcext:value-type="float">
            <text:p>320012804308</text:p>
          </table:table-cell>
          <table:table-cell office:value-type="string" calcext:value-type="string">
            <text:p>KAIQUE HENRIQUE CARVALHO DOS SANTOS</text:p>
          </table:table-cell>
          <table:table-cell office:value-type="date" office:date-value="2007-07-09" calcext:value-type="date">
            <text:p>09/07/2007</text:p>
          </table:table-cell>
          <table:table-cell office:value-type="string" calcext:value-type="string">
            <text:p>49399084884</text:p>
          </table:table-cell>
          <table:table-cell office:value-type="string" calcext:value-type="string">
            <text:p>TAMBAU</text:p>
          </table:table-cell>
          <table:table-cell office:value-type="float" office:value="19982255354" calcext:value-type="float">
            <text:p>19982255354</text:p>
          </table:table-cell>
          <table:table-cell office:value-type="string" calcext:value-type="string">
            <text:p>GRAZIELI IRACEMA DE CARVALH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0" office:value-type="float" office:value="320012100368" calcext:value-type="float">
            <text:p>320012100368</text:p>
          </table:table-cell>
          <table:table-cell table:style-name="ce19" office:value-type="string" calcext:value-type="string">
            <text:p>KAMILA FONSECA BORGES</text:p>
          </table:table-cell>
          <table:table-cell table:style-name="ce25" office:value-type="date" office:date-value="2007-03-13" calcext:value-type="date">
            <text:p>13/03/2007</text:p>
          </table:table-cell>
          <table:table-cell table:style-name="ce34" office:value-type="string" calcext:value-type="string">
            <text:p>70331164620</text:p>
          </table:table-cell>
          <table:table-cell table:style-name="ce45" office:value-type="string" calcext:value-type="string">
            <text:p>PIRASSUNUNGA</text:p>
          </table:table-cell>
          <table:table-cell table:style-name="ce45" office:value-type="float" office:value="38998522596" calcext:value-type="float">
            <text:p>38998522596</text:p>
          </table:table-cell>
          <table:table-cell table:style-name="ce45" office:value-type="string" calcext:value-type="string">
            <text:p>DIRCILENE SOARES FONSECA</text:p>
          </table:table-cell>
          <table:table-cell table:style-name="ce45" office:value-type="string" calcext:value-type="string">
            <text:p>FEMININ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20011666597" calcext:value-type="float">
            <text:p>320011666597</text:p>
          </table:table-cell>
          <table:table-cell office:value-type="string" calcext:value-type="string">
            <text:p>KAUA WOHNRATH DE SOUZA</text:p>
          </table:table-cell>
          <table:table-cell office:value-type="date" office:date-value="2007-01-22" calcext:value-type="date">
            <text:p>22/01/2007</text:p>
          </table:table-cell>
          <table:table-cell office:value-type="string" calcext:value-type="string">
            <text:p>50144613875</text:p>
            <text:p/>
          </table:table-cell>
          <table:table-cell office:value-type="string" calcext:value-type="string">
            <text:p>PIRASSUNUNGA</text:p>
          </table:table-cell>
          <table:table-cell office:value-type="float" office:value="19996163812" calcext:value-type="float">
            <text:p>19996163812</text:p>
          </table:table-cell>
          <table:table-cell office:value-type="string" calcext:value-type="string">
            <text:p>SABRINA WOHNRATH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9" office:value-type="float" office:value="320011958899" calcext:value-type="float">
            <text:p>320011958899</text:p>
          </table:table-cell>
          <table:table-cell table:style-name="ce18" office:value-type="string" calcext:value-type="string">
            <text:p>KAUAN HENRIQUE NASCIMENTO MUNIZ</text:p>
          </table:table-cell>
          <table:table-cell table:style-name="ce27" office:value-type="date" office:date-value="2007-01-28" calcext:value-type="date">
            <text:p>28/01/2007</text:p>
          </table:table-cell>
          <table:table-cell table:style-name="ce37" office:value-type="float" office:value="57111313895" calcext:value-type="float">
            <text:p>57111313895</text:p>
          </table:table-cell>
          <table:table-cell office:value-type="string" calcext:value-type="string">
            <text:p>ANALANDIA</text:p>
          </table:table-cell>
          <table:table-cell table:style-name="ce37" office:value-type="float" office:value="19999454605" calcext:value-type="float">
            <text:p>19999454605</text:p>
          </table:table-cell>
          <table:table-cell table:style-name="ce37" office:value-type="string" calcext:value-type="string">
            <text:p>ELAINE CRISTINA DO NASCIMENTO MUNIZ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office:value-type="float" office:value="320011629760" calcext:value-type="float">
            <text:p>320011629760</text:p>
          </table:table-cell>
          <table:table-cell table:style-name="ce14" office:value-type="string" calcext:value-type="string">
            <text:p>LARISSA GABRIELA ALVES DE LIMA</text:p>
          </table:table-cell>
          <table:table-cell table:style-name="ce25" office:value-type="string" calcext:value-type="string">
            <text:p>21/11/2007</text:p>
            <text:p/>
          </table:table-cell>
          <table:table-cell table:style-name="ce34" office:value-type="string" calcext:value-type="string">
            <text:p>50117940836</text:p>
          </table:table-cell>
          <table:table-cell table:style-name="ce45" office:value-type="string" calcext:value-type="string">
            <text:p>PIRASSUNUNGA</text:p>
          </table:table-cell>
          <table:table-cell table:style-name="ce45" office:value-type="float" office:value="19999096607" calcext:value-type="float">
            <text:p>19999096607</text:p>
          </table:table-cell>
          <table:table-cell table:style-name="ce45" office:value-type="string" calcext:value-type="string">
            <text:p>MARILZA CRISTINA ALVES DE LIMA</text:p>
          </table:table-cell>
          <table:table-cell table:style-name="ce45" office:value-type="string" calcext:value-type="string">
            <text:p>FEMININO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20011909577" calcext:value-type="float">
            <text:p>320011909577</text:p>
          </table:table-cell>
          <table:table-cell office:value-type="string" calcext:value-type="string">
            <text:p>LAYVIKSON JULIO BENTO DA VEIGA</text:p>
          </table:table-cell>
          <table:table-cell office:value-type="date" office:date-value="2007-06-06" calcext:value-type="date">
            <text:p>06/06/2007</text:p>
          </table:table-cell>
          <table:table-cell office:value-type="string" calcext:value-type="string">
            <text:p>52340175836</text:p>
          </table:table-cell>
          <table:table-cell office:value-type="string" calcext:value-type="string">
            <text:p>PIRASSUNUNGA</text:p>
          </table:table-cell>
          <table:table-cell office:value-type="float" office:value="19997963008" calcext:value-type="float">
            <text:p>19997963008</text:p>
          </table:table-cell>
          <table:table-cell office:value-type="string" calcext:value-type="string">
            <text:p>LAUSSANE FRANCIELE BENTO DA VEIG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4" office:value-type="float" office:value="320012131989" calcext:value-type="float">
            <text:p>320012131989</text:p>
          </table:table-cell>
          <table:table-cell table:style-name="ce13" office:value-type="string" calcext:value-type="string">
            <text:p>LEANDRO PEDROSO JUNIOR</text:p>
          </table:table-cell>
          <table:table-cell office:value-type="date" office:date-value="2007-01-27" calcext:value-type="date">
            <text:p>27/01/2007</text:p>
          </table:table-cell>
          <table:table-cell table:style-name="ce36" office:value-type="float" office:value="41206992859" calcext:value-type="float">
            <text:p>41206992859</text:p>
          </table:table-cell>
          <table:table-cell office:value-type="string" calcext:value-type="string">
            <text:p>PIRASSUNUNGA</text:p>
          </table:table-cell>
          <table:table-cell office:value-type="float" office:value="19995934040" calcext:value-type="float">
            <text:p>19995934040</text:p>
          </table:table-cell>
          <table:table-cell office:value-type="string" calcext:value-type="string">
            <text:p>VANIA APARECIDA MATIAS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4" office:value-type="float" office:value="320011686516" calcext:value-type="float">
            <text:p>320011686516</text:p>
          </table:table-cell>
          <table:table-cell table:style-name="ce13" office:value-type="string" calcext:value-type="string">
            <text:p>LEONARDO SELLIN</text:p>
          </table:table-cell>
          <table:table-cell table:style-name="ce24" office:value-type="date" office:date-value="2007-05-27" calcext:value-type="date">
            <text:p>27/05/2007</text:p>
          </table:table-cell>
          <table:table-cell table:style-name="ce2" office:value-type="float" office:value="54763741837" calcext:value-type="float">
            <text:p>54763741837</text:p>
          </table:table-cell>
          <table:table-cell office:value-type="string" calcext:value-type="string">
            <text:p>PIRASSUNUNGA</text:p>
          </table:table-cell>
          <table:table-cell table:style-name="ce2" office:value-type="float" office:value="19999267550" calcext:value-type="float">
            <text:p>19999267550</text:p>
          </table:table-cell>
          <table:table-cell table:style-name="ce2" office:value-type="string" calcext:value-type="string">
            <text:p>JOSIANE CRISTINA MAROSTEGAM TERRES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20012195534" calcext:value-type="float">
            <text:p>320012195534</text:p>
          </table:table-cell>
          <table:table-cell office:value-type="string" calcext:value-type="string">
            <text:p>LORENZZO LUIZ DE MELO</text:p>
          </table:table-cell>
          <table:table-cell office:value-type="string" calcext:value-type="string">
            <text:p>05/02/2007</text:p>
            <text:p/>
            <text:p/>
          </table:table-cell>
          <table:table-cell office:value-type="string" calcext:value-type="string">
            <text:p>45361464821</text:p>
            <text:p/>
            <text:p/>
          </table:table-cell>
          <table:table-cell office:value-type="string" calcext:value-type="string">
            <text:p>PORTO FERREIRA</text:p>
          </table:table-cell>
          <table:table-cell office:value-type="string" calcext:value-type="string">
            <text:p>19989723783</text:p>
            <text:p/>
          </table:table-cell>
          <table:table-cell office:value-type="string" calcext:value-type="string">
            <text:p>SILVELENE LOPES GONCALVES DE MELO</text:p>
            <text:p/>
            <text:p/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20011584223" calcext:value-type="float">
            <text:p>320011584223</text:p>
          </table:table-cell>
          <table:table-cell office:value-type="string" calcext:value-type="string">
            <text:p>LUCAS EDUARDO MARTINS DA SILVA</text:p>
          </table:table-cell>
          <table:table-cell office:value-type="string" calcext:value-type="string">
            <text:p>18/10/2007</text:p>
            <text:p/>
            <text:p/>
          </table:table-cell>
          <table:table-cell office:value-type="string" calcext:value-type="string">
            <text:p>50202076830</text:p>
            <text:p/>
            <text:p/>
          </table:table-cell>
          <table:table-cell office:value-type="string" calcext:value-type="string">
            <text:p>PIRASSUNUNGA</text:p>
          </table:table-cell>
          <table:table-cell office:value-type="float" office:value="19997429719" calcext:value-type="float">
            <text:p>19997429719</text:p>
          </table:table-cell>
          <table:table-cell office:value-type="string" calcext:value-type="string">
            <text:p>THAILA BRUNA DE CARLI MARTINS</text:p>
            <text:p/>
            <text:p/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office:value-type="float" office:value="320011995287" calcext:value-type="float">
            <text:p>320011995287</text:p>
          </table:table-cell>
          <table:table-cell table:style-name="ce17" office:value-type="string" calcext:value-type="string">
            <text:p>LUCAS GUSTAVO RODRIGUES DE CASTRO</text:p>
          </table:table-cell>
          <table:table-cell table:style-name="ce28" office:value-type="string" calcext:value-type="string">
            <text:p>30/12/2007</text:p>
            <text:p/>
            <text:p/>
          </table:table-cell>
          <table:table-cell table:style-name="ce41" office:value-type="string" calcext:value-type="string">
            <text:p>50171234820</text:p>
            <text:p/>
            <text:p/>
          </table:table-cell>
          <table:table-cell table:style-name="ce39" office:value-type="string" calcext:value-type="string">
            <text:p>PIRASSUNUNGA</text:p>
          </table:table-cell>
          <table:table-cell table:style-name="ce39" office:value-type="string" calcext:value-type="string">
            <text:p>19989923807</text:p>
            <text:p/>
          </table:table-cell>
          <table:table-cell table:style-name="ce39" office:value-type="string" calcext:value-type="string">
            <text:p>EDILAINE CRISTINA PIVA RODRIGUES</text:p>
            <text:p/>
            <text:p/>
          </table:table-cell>
          <table:table-cell table:style-name="ce39" office:value-type="string" calcext:value-type="string">
            <text:p>MASCULINO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20011741423" calcext:value-type="float">
            <text:p>320011741423</text:p>
          </table:table-cell>
          <table:table-cell office:value-type="string" calcext:value-type="string">
            <text:p>LUCAS SOUSA PORTO</text:p>
          </table:table-cell>
          <table:table-cell office:value-type="string" calcext:value-type="string">
            <text:p>08/01/2007</text:p>
            <text:p/>
            <text:p/>
          </table:table-cell>
          <table:table-cell office:value-type="string" calcext:value-type="string">
            <text:p>55968950838</text:p>
            <text:p/>
            <text:p/>
          </table:table-cell>
          <table:table-cell office:value-type="string" calcext:value-type="string">
            <text:p>DESCALVADO</text:p>
          </table:table-cell>
          <table:table-cell office:value-type="string" calcext:value-type="string">
            <text:p>19989251689</text:p>
            <text:p/>
          </table:table-cell>
          <table:table-cell office:value-type="string" calcext:value-type="string">
            <text:p>VALERIA CRISTINA DE SOUZA</text:p>
            <text:p/>
            <text:p/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9" office:value-type="float" office:value="320012352367" calcext:value-type="float">
            <text:p>320012352367</text:p>
          </table:table-cell>
          <table:table-cell table:style-name="ce18" office:value-type="string" calcext:value-type="string">
            <text:p>LUIGI FAVERO CAMPOS</text:p>
          </table:table-cell>
          <table:table-cell table:style-name="ce29" office:value-type="date" office:date-value="2007-08-18" calcext:value-type="date">
            <text:p>18/08/2007</text:p>
          </table:table-cell>
          <table:table-cell table:style-name="ce40" office:value-type="float" office:value="45752913829" calcext:value-type="float">
            <text:p>45752913829</text:p>
          </table:table-cell>
          <table:table-cell office:value-type="string" calcext:value-type="string">
            <text:p>ANALANDIA</text:p>
          </table:table-cell>
          <table:table-cell table:style-name="ce40" office:value-type="float" office:value="11969991033" calcext:value-type="float">
            <text:p>11969991033</text:p>
          </table:table-cell>
          <table:table-cell table:style-name="ce40" office:value-type="string" calcext:value-type="string">
            <text:p>FABIANA FAVERO CAMPOS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20011607482" calcext:value-type="float">
            <text:p>320011607482</text:p>
          </table:table-cell>
          <table:table-cell office:value-type="string" calcext:value-type="string">
            <text:p>MANOEL VICTOR TERRIBELLE TAVARES</text:p>
          </table:table-cell>
          <table:table-cell office:value-type="string" calcext:value-type="string">
            <text:p>19/12/2007</text:p>
            <text:p/>
            <text:p/>
          </table:table-cell>
          <table:table-cell office:value-type="string" calcext:value-type="string">
            <text:p>45219467808</text:p>
            <text:p/>
            <text:p/>
          </table:table-cell>
          <table:table-cell office:value-type="string" calcext:value-type="string">
            <text:p>PIRASSUNUNGA</text:p>
          </table:table-cell>
          <table:table-cell office:value-type="string" calcext:value-type="string">
            <text:p>19997912739</text:p>
            <text:p/>
          </table:table-cell>
          <table:table-cell office:value-type="string" calcext:value-type="string">
            <text:p>TAMY PRISCILA TERRIBELLE TAVARES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5" office:value-type="float" office:value="320012538400" calcext:value-type="float">
            <text:p>320012538400</text:p>
          </table:table-cell>
          <table:table-cell table:style-name="ce14" office:value-type="string" calcext:value-type="string">
            <text:p>MARIA CLARA DA SILVA</text:p>
          </table:table-cell>
          <table:table-cell table:style-name="ce25" office:value-type="string" calcext:value-type="string">
            <text:p>05/11/2007</text:p>
            <text:p/>
            <text:p/>
          </table:table-cell>
          <table:table-cell table:style-name="ce42" office:value-type="string" calcext:value-type="string">
            <text:p>50118077899</text:p>
            <text:p/>
            <text:p/>
          </table:table-cell>
          <table:table-cell table:style-name="ce45" office:value-type="string" calcext:value-type="string">
            <text:p>PIRASSUNUNGA</text:p>
          </table:table-cell>
          <table:table-cell table:style-name="ce45" office:value-type="float" office:value="19995126533" calcext:value-type="float">
            <text:p>19995126533</text:p>
          </table:table-cell>
          <table:table-cell table:style-name="ce48" office:value-type="string" calcext:value-type="string">
            <text:p>SUZANE APARECIDA DE OLIVEIRA CEZAR</text:p>
            <text:p/>
            <text:p/>
          </table:table-cell>
          <table:table-cell table:style-name="ce45" office:value-type="string" calcext:value-type="string">
            <text:p>FEMININO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" office:value-type="float" office:value="320011604559" calcext:value-type="float">
            <text:p>320011604559</text:p>
          </table:table-cell>
          <table:table-cell table:style-name="ce14" office:value-type="string" calcext:value-type="string">
            <text:p>MARYAH VITORIA DE SOUZA</text:p>
          </table:table-cell>
          <table:table-cell table:style-name="ce25" office:value-type="string" calcext:value-type="string">
            <text:p>07/06/2007</text:p>
            <text:p/>
            <text:p/>
          </table:table-cell>
          <table:table-cell table:style-name="ce42" office:value-type="string" calcext:value-type="string">
            <text:p>51536020877</text:p>
            <text:p/>
            <text:p/>
          </table:table-cell>
          <table:table-cell table:style-name="ce45" office:value-type="string" calcext:value-type="string">
            <text:p>PIRASSUNUNGA</text:p>
          </table:table-cell>
          <table:table-cell table:style-name="ce45" office:value-type="string" calcext:value-type="string">
            <text:p>1996083883</text:p>
            <text:p/>
          </table:table-cell>
          <table:table-cell table:style-name="ce48" office:value-type="string" calcext:value-type="string">
            <text:p>MIRLANE FERREIRA LIMA</text:p>
            <text:p/>
            <text:p/>
          </table:table-cell>
          <table:table-cell table:style-name="ce45" office:value-type="string" calcext:value-type="string">
            <text:p>FEMININO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office:value-type="float" office:value="320012170488" calcext:value-type="float">
            <text:p>320012170488</text:p>
          </table:table-cell>
          <table:table-cell table:style-name="ce17" office:value-type="string" calcext:value-type="string">
            <text:p>MATEUS ANDRE MAURICIO</text:p>
          </table:table-cell>
          <table:table-cell table:style-name="ce30" office:value-type="string" calcext:value-type="string">
            <text:p>03/08/2007</text:p>
            <text:p/>
            <text:p/>
          </table:table-cell>
          <table:table-cell table:style-name="ce43" office:value-type="string" calcext:value-type="string">
            <text:p>57914481807</text:p>
            <text:p/>
            <text:p/>
          </table:table-cell>
          <table:table-cell table:style-name="ce39" office:value-type="string" calcext:value-type="string">
            <text:p>ANALANDIA</text:p>
          </table:table-cell>
          <table:table-cell table:style-name="ce47" office:value-type="string" calcext:value-type="string">
            <text:p>19997152692</text:p>
            <text:p/>
          </table:table-cell>
          <table:table-cell table:style-name="ce47" office:value-type="string" calcext:value-type="string">
            <text:p>TAIS ANDREA MAURICIO</text:p>
            <text:p/>
            <text:p/>
          </table:table-cell>
          <table:table-cell table:style-name="ce39" office:value-type="string" calcext:value-type="string">
            <text:p>MASCULINO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6" office:value-type="float" office:value="320012742289" calcext:value-type="float">
            <text:p>320012742289</text:p>
          </table:table-cell>
          <table:table-cell table:style-name="ce15" office:value-type="string" calcext:value-type="string">
            <text:p>MATEUS APARECIDO IGNACIO</text:p>
          </table:table-cell>
          <table:table-cell table:style-name="ce24" office:value-type="string" calcext:value-type="string">
            <text:p>17/04/2007</text:p>
            <text:p/>
            <text:p/>
          </table:table-cell>
          <table:table-cell table:style-name="ce35" office:value-type="string" calcext:value-type="string">
            <text:p>56491243885</text:p>
          </table:table-cell>
          <table:table-cell office:value-type="string" calcext:value-type="string">
            <text:p>DESCALVADO</text:p>
          </table:table-cell>
          <table:table-cell table:style-name="ce2" office:value-type="string" calcext:value-type="string">
            <text:p>19993088422</text:p>
            <text:p/>
          </table:table-cell>
          <table:table-cell table:style-name="ce2" office:value-type="string" calcext:value-type="string">
            <text:p>CLARICE APARECIDA IGNACIO</text:p>
            <text:p/>
            <text:p/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20012574992" calcext:value-type="float">
            <text:p>320012574992</text:p>
          </table:table-cell>
          <table:table-cell office:value-type="string" calcext:value-type="string">
            <text:p>MATEUS HENRIQUE SOUZA MACHADO</text:p>
          </table:table-cell>
          <table:table-cell table:style-name="ce29" office:value-type="string" calcext:value-type="string">
            <text:p>21/11/2007</text:p>
            <text:p/>
            <text:p/>
          </table:table-cell>
          <table:table-cell table:style-name="ce35" office:value-type="string" calcext:value-type="string">
            <text:p>53179032898</text:p>
            <text:p/>
            <text:p/>
          </table:table-cell>
          <table:table-cell office:value-type="string" calcext:value-type="string">
            <text:p>AGUAI</text:p>
          </table:table-cell>
          <table:table-cell table:style-name="ce2" office:value-type="string" calcext:value-type="string">
            <text:p>19989723992</text:p>
            <text:p/>
          </table:table-cell>
          <table:table-cell table:style-name="ce2" office:value-type="string" calcext:value-type="string">
            <text:p>MARISA DE CASSIA SOUZA MACHADO</text:p>
            <text:p/>
            <text:p/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20011863767" calcext:value-type="float">
            <text:p>320011863767</text:p>
          </table:table-cell>
          <table:table-cell office:value-type="string" calcext:value-type="string">
            <text:p>MATHEUS ALEXANDRE REIS DO PRADO</text:p>
          </table:table-cell>
          <table:table-cell office:value-type="string" calcext:value-type="string">
            <text:p>14/10/2007</text:p>
            <text:p/>
            <text:p/>
          </table:table-cell>
          <table:table-cell table:style-name="ce36" office:value-type="string" calcext:value-type="string">
            <text:p>50164176870</text:p>
            <text:p/>
            <text:p/>
          </table:table-cell>
          <table:table-cell office:value-type="string" calcext:value-type="string">
            <text:p>PIRASSUNUNGA</text:p>
          </table:table-cell>
          <table:table-cell office:value-type="string" calcext:value-type="string">
            <text:p>19971483545</text:p>
            <text:p/>
          </table:table-cell>
          <table:table-cell office:value-type="string" calcext:value-type="string">
            <text:p>INACIA DONIZETTI DOS REIS</text:p>
            <text:p/>
            <text:p/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20011717911" calcext:value-type="float">
            <text:p>320011717911</text:p>
          </table:table-cell>
          <table:table-cell office:value-type="string" calcext:value-type="string">
            <text:p>MATHEUS IVO PESSOA</text:p>
          </table:table-cell>
          <table:table-cell office:value-type="string" calcext:value-type="string">
            <text:p>23/05/2007</text:p>
            <text:p/>
            <text:p/>
          </table:table-cell>
          <table:table-cell table:style-name="ce36" office:value-type="string" calcext:value-type="string">
            <text:p>50349188890</text:p>
            <text:p/>
            <text:p/>
          </table:table-cell>
          <table:table-cell office:value-type="string" calcext:value-type="string">
            <text:p>PIRASSUNUNGA</text:p>
          </table:table-cell>
          <table:table-cell office:value-type="string" calcext:value-type="string">
            <text:p>19978266334</text:p>
            <text:p/>
          </table:table-cell>
          <table:table-cell office:value-type="string" calcext:value-type="string">
            <text:p>DAFNE ADOLFO DE LIMA</text:p>
            <text:p/>
            <text:p/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20012199994" calcext:value-type="float">
            <text:p>320012199994</text:p>
          </table:table-cell>
          <table:table-cell office:value-type="string" calcext:value-type="string">
            <text:p>MATHEUS KAUA DO VALE GANDOLFI</text:p>
          </table:table-cell>
          <table:table-cell office:value-type="string" calcext:value-type="string">
            <text:p>08/11/2007</text:p>
            <text:p/>
            <text:p/>
          </table:table-cell>
          <table:table-cell table:style-name="ce36" office:value-type="string" calcext:value-type="string">
            <text:p>52486760881</text:p>
            <text:p/>
            <text:p/>
          </table:table-cell>
          <table:table-cell office:value-type="string" calcext:value-type="string">
            <text:p>ANALANDIA</text:p>
          </table:table-cell>
          <table:table-cell office:value-type="string" calcext:value-type="string">
            <text:p>19996120356</text:p>
            <text:p/>
          </table:table-cell>
          <table:table-cell office:value-type="string" calcext:value-type="string">
            <text:p>CLEONICE DO VALE GANDOLFI</text:p>
            <text:p/>
            <text:p/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6" office:value-type="float" office:value="320012781746" calcext:value-type="float">
            <text:p>320012781746</text:p>
          </table:table-cell>
          <table:table-cell table:style-name="ce15" office:value-type="string" calcext:value-type="string">
            <text:p>MURILO ROVERAN ANDRADE</text:p>
          </table:table-cell>
          <table:table-cell office:value-type="date" office:date-value="2007-02-18" calcext:value-type="date">
            <text:p>18/02/2007</text:p>
          </table:table-cell>
          <table:table-cell office:value-type="string" calcext:value-type="string">
            <text:p>54237982807</text:p>
          </table:table-cell>
          <table:table-cell office:value-type="string" calcext:value-type="string">
            <text:p>TANABI</text:p>
          </table:table-cell>
          <table:table-cell office:value-type="float" office:value="17996387455" calcext:value-type="float">
            <text:p>17996387455</text:p>
          </table:table-cell>
          <table:table-cell office:value-type="string" calcext:value-type="string">
            <text:p>PRICILA DE OLIVEIRA ROVERAN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20012320391" calcext:value-type="float">
            <text:p>320012320391</text:p>
          </table:table-cell>
          <table:table-cell office:value-type="string" calcext:value-type="string">
            <text:p>NATA HENRIQUE DA SILVA LIMAO</text:p>
          </table:table-cell>
          <table:table-cell table:style-name="ce27" office:value-type="date" office:date-value="2007-07-17" calcext:value-type="date">
            <text:p>17/07/2007</text:p>
          </table:table-cell>
          <table:table-cell table:style-name="ce37" office:value-type="float" office:value="44821656892" calcext:value-type="float">
            <text:p>44821656892</text:p>
          </table:table-cell>
          <table:table-cell office:value-type="string" calcext:value-type="string">
            <text:p>PORTO FERREIRA</text:p>
          </table:table-cell>
          <table:table-cell table:style-name="ce37" office:value-type="float" office:value="19998416990" calcext:value-type="float">
            <text:p>19998416990</text:p>
          </table:table-cell>
          <table:table-cell table:style-name="ce37" office:value-type="string" calcext:value-type="string">
            <text:p>ELIETE CRISTINA DA SILVA LIMA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0" office:value-type="float" office:value="320011582396" calcext:value-type="float">
            <text:p>320011582396</text:p>
          </table:table-cell>
          <table:table-cell table:style-name="ce20" office:value-type="string" calcext:value-type="string">
            <text:p>NICOLI DONIZETE RAMOS DA SILVA</text:p>
          </table:table-cell>
          <table:table-cell table:style-name="ce31" office:value-type="date" office:date-value="2007-04-06" calcext:value-type="date">
            <text:p>06/04/2007</text:p>
          </table:table-cell>
          <table:table-cell table:style-name="ce44" office:value-type="float" office:value="43311418883" calcext:value-type="float">
            <text:p>43311418883</text:p>
          </table:table-cell>
          <table:table-cell table:style-name="ce10" office:value-type="string" calcext:value-type="string">
            <text:p>PIRASSUNUNGA</text:p>
          </table:table-cell>
          <table:table-cell table:style-name="ce45" office:value-type="float" office:value="19995104481" calcext:value-type="float">
            <text:p>19995104481</text:p>
          </table:table-cell>
          <table:table-cell table:style-name="ce44" office:value-type="string" calcext:value-type="string">
            <text:p>ALECIA RAMOS DOS SANTOS</text:p>
          </table:table-cell>
          <table:table-cell table:style-name="ce45" office:value-type="string" calcext:value-type="string">
            <text:p>FEMININO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4" office:value-type="float" office:value="320012832607" calcext:value-type="float">
            <text:p>320012832607</text:p>
          </table:table-cell>
          <table:table-cell table:style-name="ce13" office:value-type="string" calcext:value-type="string">
            <text:p>NIKOLAS ADRIANO MURER ALVES</text:p>
          </table:table-cell>
          <table:table-cell office:value-type="date" office:date-value="2007-04-18" calcext:value-type="date">
            <text:p>18/04/2007</text:p>
          </table:table-cell>
          <table:table-cell table:style-name="ce36" office:value-type="float" office:value="54779749824" calcext:value-type="float">
            <text:p>54779749824</text:p>
          </table:table-cell>
          <table:table-cell office:value-type="string" calcext:value-type="string">
            <text:p>LEME</text:p>
          </table:table-cell>
          <table:table-cell office:value-type="float" office:value="19989794888" calcext:value-type="float">
            <text:p>19989794888</text:p>
          </table:table-cell>
          <table:table-cell office:value-type="string" calcext:value-type="string">
            <text:p>TAISE MURER CHAGAS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4" office:value-type="float" office:value="320011243012" calcext:value-type="float">
            <text:p>320011243012</text:p>
          </table:table-cell>
          <table:table-cell table:style-name="ce13" office:value-type="string" calcext:value-type="string">
            <text:p>PABLO CONTI DE OLIVEIRA</text:p>
          </table:table-cell>
          <table:table-cell office:value-type="date" office:date-value="2006-03-30" calcext:value-type="date">
            <text:p>30/03/2006</text:p>
          </table:table-cell>
          <table:table-cell table:style-name="ce36" office:value-type="float" office:value="45087850855" calcext:value-type="float">
            <text:p>45087850855</text:p>
          </table:table-cell>
          <table:table-cell office:value-type="string" calcext:value-type="string">
            <text:p>PIRASSUNUNGA</text:p>
          </table:table-cell>
          <table:table-cell office:value-type="float" office:value="19999145158" calcext:value-type="float">
            <text:p>19999145158</text:p>
          </table:table-cell>
          <table:table-cell office:value-type="string" calcext:value-type="string">
            <text:p>GISELE GORETE CONTI DE OLIVEIR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9" office:value-type="float" office:value="320011349092" calcext:value-type="float">
            <text:p>320011349092</text:p>
          </table:table-cell>
          <table:table-cell table:style-name="ce18" office:value-type="string" calcext:value-type="string">
            <text:p>PEDRO HENRIQUE DOS SANTOS</text:p>
          </table:table-cell>
          <table:table-cell table:style-name="ce27" office:value-type="date" office:date-value="2006-04-22" calcext:value-type="date">
            <text:p>22/04/2006</text:p>
          </table:table-cell>
          <table:table-cell table:style-name="ce37" office:value-type="float" office:value="44822126870" calcext:value-type="float">
            <text:p>44822126870</text:p>
          </table:table-cell>
          <table:table-cell office:value-type="string" calcext:value-type="string">
            <text:p>ANALANDIA</text:p>
          </table:table-cell>
          <table:table-cell table:style-name="ce37" office:value-type="float" office:value="11930527657" calcext:value-type="float">
            <text:p>11930527657</text:p>
          </table:table-cell>
          <table:table-cell table:style-name="ce37" office:value-type="string" calcext:value-type="string">
            <text:p>LUCIANA DE JESUS ILARIO DOS SANTOS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20011692133" calcext:value-type="float">
            <text:p>320011692133</text:p>
          </table:table-cell>
          <table:table-cell office:value-type="string" calcext:value-type="string">
            <text:p>RAFAEL BERTOLDO MARTINELLI</text:p>
          </table:table-cell>
          <table:table-cell table:style-name="ce27" office:value-type="date" office:date-value="2007-04-25" calcext:value-type="date">
            <text:p>25/04/2007</text:p>
          </table:table-cell>
          <table:table-cell table:style-name="ce37" office:value-type="float" office:value="47613472876" calcext:value-type="float">
            <text:p>47613472876</text:p>
          </table:table-cell>
          <table:table-cell office:value-type="string" calcext:value-type="string">
            <text:p>ANALANDIA</text:p>
          </table:table-cell>
          <table:table-cell table:style-name="ce37" office:value-type="float" office:value="19971450436" calcext:value-type="float">
            <text:p>19971450436</text:p>
          </table:table-cell>
          <table:table-cell table:style-name="ce37" office:value-type="string" calcext:value-type="string">
            <text:p>SILMARA MARTINELLI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6" office:value-type="float" office:value="320012353133" calcext:value-type="float">
            <text:p>320012353133</text:p>
          </table:table-cell>
          <table:table-cell table:style-name="ce21" office:value-type="string" calcext:value-type="string">
            <text:p>RAFAEL HENRIQUE RODRIGUES DA SILVA</text:p>
          </table:table-cell>
          <table:table-cell office:value-type="date" office:date-value="2007-04-12" calcext:value-type="date">
            <text:p>12/04/2007</text:p>
          </table:table-cell>
          <table:table-cell office:value-type="string" calcext:value-type="string">
            <text:p>45867161854</text:p>
          </table:table-cell>
          <table:table-cell office:value-type="string" calcext:value-type="string">
            <text:p>TANABI</text:p>
          </table:table-cell>
          <table:table-cell office:value-type="float" office:value="17991521817" calcext:value-type="float">
            <text:p>17991521817</text:p>
          </table:table-cell>
          <table:table-cell office:value-type="string" calcext:value-type="string">
            <text:p>ELIETE RODRIGUES DA SILV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office:value-type="float" office:value="320011747650" calcext:value-type="float">
            <text:p>320011747650</text:p>
          </table:table-cell>
          <table:table-cell table:style-name="ce17" office:value-type="string" calcext:value-type="string">
            <text:p>REINALDO HERICK THEODORO DA SILVA</text:p>
          </table:table-cell>
          <table:table-cell table:style-name="ce28" office:value-type="date" office:date-value="2006-09-25" calcext:value-type="date">
            <text:p>25/09/2006</text:p>
          </table:table-cell>
          <table:table-cell table:style-name="ce39" office:value-type="float" office:value="53220646808" calcext:value-type="float">
            <text:p>53220646808</text:p>
          </table:table-cell>
          <table:table-cell table:style-name="ce39" office:value-type="string" calcext:value-type="string">
            <text:p>PIRASSUNUNGA</text:p>
          </table:table-cell>
          <table:table-cell table:style-name="ce39" office:value-type="float" office:value="19994944242" calcext:value-type="float">
            <text:p>19994944242</text:p>
          </table:table-cell>
          <table:table-cell table:style-name="ce39" office:value-type="string" calcext:value-type="string">
            <text:p>ROSILENE APARECIDA THEODORO</text:p>
          </table:table-cell>
          <table:table-cell table:style-name="ce39" office:value-type="string" calcext:value-type="string">
            <text:p>MASCULINO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6" office:value-type="float" office:value="320012004067" calcext:value-type="float">
            <text:p>320012004067</text:p>
          </table:table-cell>
          <table:table-cell table:style-name="ce15" office:value-type="string" calcext:value-type="string">
            <text:p>RENAN HENRIQUE SANTOS DE OLIVEIRA</text:p>
          </table:table-cell>
          <table:table-cell office:value-type="date" office:date-value="2007-05-20" calcext:value-type="date">
            <text:p>20/05/2007</text:p>
          </table:table-cell>
          <table:table-cell table:style-name="ce36" office:value-type="float" office:value="43686891867" calcext:value-type="float">
            <text:p>43686891867</text:p>
          </table:table-cell>
          <table:table-cell office:value-type="string" calcext:value-type="string">
            <text:p>PIRASSUNUNGA</text:p>
          </table:table-cell>
          <table:table-cell office:value-type="float" office:value="19996917548" calcext:value-type="float">
            <text:p>19996917548</text:p>
          </table:table-cell>
          <table:table-cell office:value-type="string" calcext:value-type="string">
            <text:p>ELLEN CRISTINA SANTOS DE OLIVEIR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20012573126" calcext:value-type="float">
            <text:p>320012573126</text:p>
          </table:table-cell>
          <table:table-cell office:value-type="string" calcext:value-type="string">
            <text:p>RICARDO RUIS SILVERIO DA SILVA</text:p>
          </table:table-cell>
          <table:table-cell table:style-name="ce27" office:value-type="date" office:date-value="2007-06-28" calcext:value-type="date">
            <text:p>28/06/2007</text:p>
          </table:table-cell>
          <table:table-cell table:style-name="ce37" office:value-type="float" office:value="53821002840" calcext:value-type="float">
            <text:p>53821002840</text:p>
          </table:table-cell>
          <table:table-cell office:value-type="string" calcext:value-type="string">
            <text:p>TAMBAU</text:p>
          </table:table-cell>
          <table:table-cell table:style-name="ce37" office:value-type="float" office:value="19991097381" calcext:value-type="float">
            <text:p>19991097381</text:p>
          </table:table-cell>
          <table:table-cell table:style-name="ce37" office:value-type="string" calcext:value-type="string">
            <text:p>ROSANGELA DA SILVA SILVERI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20011722978" calcext:value-type="float">
            <text:p>320011722978</text:p>
          </table:table-cell>
          <table:table-cell office:value-type="string" calcext:value-type="string">
            <text:p>RICHARD BRUNO</text:p>
          </table:table-cell>
          <table:table-cell table:style-name="ce27" office:value-type="date" office:date-value="2006-10-04" calcext:value-type="date">
            <text:p>04/10/2006</text:p>
          </table:table-cell>
          <table:table-cell table:style-name="ce37" office:value-type="float" office:value="55691014897" calcext:value-type="float">
            <text:p>55691014897</text:p>
          </table:table-cell>
          <table:table-cell office:value-type="string" calcext:value-type="string">
            <text:p>PORTO FERREIRA</text:p>
          </table:table-cell>
          <table:table-cell table:style-name="ce37" office:value-type="float" office:value="19995518130" calcext:value-type="float">
            <text:p>19995518130</text:p>
          </table:table-cell>
          <table:table-cell table:style-name="ce37" office:value-type="string" calcext:value-type="string">
            <text:p>ROSIMEIRE APARECIDA TEIXEIRA BRUN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4" office:value-type="float" office:value="320012118733" calcext:value-type="float">
            <text:p>320012118733</text:p>
          </table:table-cell>
          <table:table-cell table:style-name="ce13" office:value-type="string" calcext:value-type="string">
            <text:p>RICHARD TON FIOCCHI</text:p>
          </table:table-cell>
          <table:table-cell office:value-type="date" office:date-value="2007-06-26" calcext:value-type="date">
            <text:p>26/06/2007</text:p>
          </table:table-cell>
          <table:table-cell table:style-name="ce36" office:value-type="float" office:value="45097553845" calcext:value-type="float">
            <text:p>45097553845</text:p>
          </table:table-cell>
          <table:table-cell office:value-type="string" calcext:value-type="string">
            <text:p>PORTO FERREIRA</text:p>
          </table:table-cell>
          <table:table-cell office:value-type="float" office:value="19986072174" calcext:value-type="float">
            <text:p>19986072174</text:p>
          </table:table-cell>
          <table:table-cell office:value-type="string" calcext:value-type="string">
            <text:p>JULIANA APARECIDA TON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4" office:value-type="float" office:value="320011578899" calcext:value-type="float">
            <text:p>320011578899</text:p>
          </table:table-cell>
          <table:table-cell table:style-name="ce13" office:value-type="string" calcext:value-type="string">
            <text:p>RUAN OLIVEIRA DE CARVALHO</text:p>
          </table:table-cell>
          <table:table-cell office:value-type="date" office:date-value="2007-02-26" calcext:value-type="date">
            <text:p>26/02/2007</text:p>
          </table:table-cell>
          <table:table-cell table:style-name="ce36" office:value-type="float" office:value="49937750830" calcext:value-type="float">
            <text:p>49937750830</text:p>
          </table:table-cell>
          <table:table-cell office:value-type="string" calcext:value-type="string">
            <text:p>PIRASSUNUNGA</text:p>
          </table:table-cell>
          <table:table-cell office:value-type="float" office:value="19999533933" calcext:value-type="float">
            <text:p>19999533933</text:p>
          </table:table-cell>
          <table:table-cell office:value-type="string" calcext:value-type="string">
            <text:p>EULALIA VIEIRA DE OLIVEIR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5" office:value-type="float" office:value="320011578202" calcext:value-type="float">
            <text:p>320011578202</text:p>
          </table:table-cell>
          <table:table-cell table:style-name="ce14" office:value-type="string" calcext:value-type="string">
            <text:p>SABRYNA MARCELO MUZZIO</text:p>
          </table:table-cell>
          <table:table-cell table:style-name="ce25" office:value-type="date" office:date-value="2007-01-20" calcext:value-type="date">
            <text:p>20/01/2007</text:p>
          </table:table-cell>
          <table:table-cell table:style-name="ce45" office:value-type="float" office:value="47726625880" calcext:value-type="float">
            <text:p>47726625880</text:p>
          </table:table-cell>
          <table:table-cell table:style-name="ce45" office:value-type="string" calcext:value-type="string">
            <text:p>PIRASSUNUNGA</text:p>
          </table:table-cell>
          <table:table-cell table:style-name="ce45" office:value-type="float" office:value="19996667949" calcext:value-type="float">
            <text:p>19996667949</text:p>
          </table:table-cell>
          <table:table-cell table:style-name="ce45" office:value-type="string" calcext:value-type="string">
            <text:p>SILVIA CRISTINA MARCELO MUZZIO</text:p>
          </table:table-cell>
          <table:table-cell table:style-name="ce45" office:value-type="string" calcext:value-type="string">
            <text:p>FEMININO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20012235356" calcext:value-type="float">
            <text:p>320012235356</text:p>
          </table:table-cell>
          <table:table-cell office:value-type="string" calcext:value-type="string">
            <text:p>SAMUEL MARTINS FERREIRA DIAS</text:p>
          </table:table-cell>
          <table:table-cell table:style-name="ce27" office:value-type="date" office:date-value="2007-09-19" calcext:value-type="date">
            <text:p>19/09/2007</text:p>
          </table:table-cell>
          <table:table-cell table:style-name="ce37" office:value-type="float" office:value="59680771822" calcext:value-type="float">
            <text:p>59680771822</text:p>
          </table:table-cell>
          <table:table-cell office:value-type="string" calcext:value-type="string">
            <text:p>LEME</text:p>
          </table:table-cell>
          <table:table-cell table:style-name="ce37" office:value-type="float" office:value="19999448225" calcext:value-type="float">
            <text:p>19999448225</text:p>
          </table:table-cell>
          <table:table-cell table:style-name="ce37" office:value-type="string" calcext:value-type="string">
            <text:p>PRISCILLA DIAS MARTINS FERREIR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6" office:value-type="float" office:value="320011890940" calcext:value-type="float">
            <text:p>320011890940</text:p>
          </table:table-cell>
          <table:table-cell table:style-name="ce15" office:value-type="string" calcext:value-type="string">
            <text:p>THALES FELIPE CONCEICAO DA SILVA</text:p>
          </table:table-cell>
          <table:table-cell office:value-type="date" office:date-value="2007-01-25" calcext:value-type="date">
            <text:p>25/01/2007</text:p>
          </table:table-cell>
          <table:table-cell table:style-name="ce36" office:value-type="float" office:value="14470956422" calcext:value-type="float">
            <text:p>14470956422</text:p>
          </table:table-cell>
          <table:table-cell office:value-type="string" calcext:value-type="string">
            <text:p>DESCALVADO</text:p>
          </table:table-cell>
          <table:table-cell office:value-type="float" office:value="19999507666" calcext:value-type="float">
            <text:p>19999507666</text:p>
          </table:table-cell>
          <table:table-cell office:value-type="string" calcext:value-type="string">
            <text:p>RAFAELA MONIKE DA CONCEICAO FRANCISC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9" office:value-type="float" office:value="320011903283" calcext:value-type="float">
            <text:p>320011903283</text:p>
          </table:table-cell>
          <table:table-cell table:style-name="ce18" office:value-type="string" calcext:value-type="string">
            <text:p>THIAGO DOS SANTOS DE ARRUDA</text:p>
          </table:table-cell>
          <table:table-cell table:style-name="ce27" office:value-type="date" office:date-value="2007-02-14" calcext:value-type="date">
            <text:p>14/02/2007</text:p>
          </table:table-cell>
          <table:table-cell table:style-name="ce37" office:value-type="float" office:value="49347347833" calcext:value-type="float">
            <text:p>49347347833</text:p>
          </table:table-cell>
          <table:table-cell office:value-type="string" calcext:value-type="string">
            <text:p>DESCALVADO</text:p>
          </table:table-cell>
          <table:table-cell table:style-name="ce37" office:value-type="float" office:value="19971226689" calcext:value-type="float">
            <text:p>19971226689</text:p>
          </table:table-cell>
          <table:table-cell table:style-name="ce37" office:value-type="string" calcext:value-type="string">
            <text:p>JACQUELINE MAYRA DOS SANTOS DE ARRUD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6" office:value-type="float" office:value="320012091400" calcext:value-type="float">
            <text:p>320012091400</text:p>
          </table:table-cell>
          <table:table-cell table:style-name="ce15" office:value-type="string" calcext:value-type="string">
            <text:p>VINICIUS ANDRE PEREIRA</text:p>
          </table:table-cell>
          <table:table-cell office:value-type="date" office:date-value="2007-11-26" calcext:value-type="date">
            <text:p>26/11/2007</text:p>
          </table:table-cell>
          <table:table-cell table:style-name="ce36" office:value-type="float" office:value="40146302850" calcext:value-type="float">
            <text:p>40146302850</text:p>
          </table:table-cell>
          <table:table-cell office:value-type="string" calcext:value-type="string">
            <text:p>DESCALVADO</text:p>
          </table:table-cell>
          <table:table-cell office:value-type="float" office:value="19992896211" calcext:value-type="float">
            <text:p>19992896211</text:p>
          </table:table-cell>
          <table:table-cell office:value-type="string" calcext:value-type="string">
            <text:p>PAULA ROBERTA ANDRE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4" office:value-type="float" office:value="320012410917" calcext:value-type="float">
            <text:p>320012410917</text:p>
          </table:table-cell>
          <table:table-cell table:style-name="ce13" office:value-type="string" calcext:value-type="string">
            <text:p>VINICIUS DE MORAES PINTO</text:p>
          </table:table-cell>
          <table:table-cell office:value-type="date" office:date-value="2007-01-31" calcext:value-type="date">
            <text:p>31/01/2007</text:p>
          </table:table-cell>
          <table:table-cell table:style-name="ce36" office:value-type="float" office:value="49258712854" calcext:value-type="float">
            <text:p>49258712854</text:p>
          </table:table-cell>
          <table:table-cell office:value-type="string" calcext:value-type="string">
            <text:p>PORTO FERREIRA</text:p>
          </table:table-cell>
          <table:table-cell office:value-type="float" office:value="19997688624" calcext:value-type="float">
            <text:p>19997688624</text:p>
          </table:table-cell>
          <table:table-cell office:value-type="string" calcext:value-type="string">
            <text:p>CLAUDIA DE MORAES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20012401977" calcext:value-type="float">
            <text:p>320012401977</text:p>
          </table:table-cell>
          <table:table-cell office:value-type="string" calcext:value-type="string">
            <text:p>VINICIUS DIAS CONDE DE JESUS</text:p>
          </table:table-cell>
          <table:table-cell table:style-name="ce27" office:value-type="date" office:date-value="2007-04-05" calcext:value-type="date">
            <text:p>05/04/2007</text:p>
          </table:table-cell>
          <table:table-cell table:style-name="ce37" office:value-type="float" office:value="45321877882" calcext:value-type="float">
            <text:p>45321877882</text:p>
          </table:table-cell>
          <table:table-cell office:value-type="string" calcext:value-type="string">
            <text:p>PIRASSUNUNGA</text:p>
          </table:table-cell>
          <table:table-cell office:value-type="float" office:value="19989901172" calcext:value-type="float">
            <text:p>19989901172</text:p>
          </table:table-cell>
          <table:table-cell table:style-name="ce37" office:value-type="string" calcext:value-type="string">
            <text:p>FERNANDA ELEODORO DIAS DE JESUS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20012291622" calcext:value-type="float">
            <text:p>320012291622</text:p>
          </table:table-cell>
          <table:table-cell office:value-type="string" calcext:value-type="string">
            <text:p>VINICIUS EDUARDO CECHINATTO</text:p>
          </table:table-cell>
          <table:table-cell table:style-name="ce27" office:value-type="date" office:date-value="2007-05-30" calcext:value-type="date">
            <text:p>30/05/2007</text:p>
          </table:table-cell>
          <table:table-cell table:style-name="ce37" office:value-type="float" office:value="44995867805" calcext:value-type="float">
            <text:p>44995867805</text:p>
          </table:table-cell>
          <table:table-cell office:value-type="string" calcext:value-type="string">
            <text:p>LEME</text:p>
          </table:table-cell>
          <table:table-cell table:style-name="ce37" office:value-type="float" office:value="19987816175" calcext:value-type="float">
            <text:p>19987816175</text:p>
          </table:table-cell>
          <table:table-cell table:style-name="ce37" office:value-type="string" calcext:value-type="string">
            <text:p>MAYRA REGINA DE ANDRADE ABREU CECHINATTO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4" office:value-type="float" office:value="320012383309" calcext:value-type="float">
            <text:p>320012383309</text:p>
          </table:table-cell>
          <table:table-cell table:style-name="ce13" office:value-type="string" calcext:value-type="string">
            <text:p>WILLIAM OLIVEIRA DOS SANTOS</text:p>
          </table:table-cell>
          <table:table-cell office:value-type="date" office:date-value="2007-07-01" calcext:value-type="date">
            <text:p>01/07/2007</text:p>
          </table:table-cell>
          <table:table-cell table:style-name="ce36" office:value-type="float" office:value="53217325826" calcext:value-type="float">
            <text:p>53217325826</text:p>
          </table:table-cell>
          <table:table-cell office:value-type="string" calcext:value-type="string">
            <text:p>LEME</text:p>
          </table:table-cell>
          <table:table-cell office:value-type="float" office:value="19996550188" calcext:value-type="float">
            <text:p>19996550188</text:p>
          </table:table-cell>
          <table:table-cell office:value-type="string" calcext:value-type="string">
            <text:p>FABIANA ANDRADE DE OLIVEIRA</text:p>
          </table:table-cell>
          <table:table-cell office:value-type="string" calcext:value-type="string">
            <text:p>MASCULINO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20012530988" calcext:value-type="float">
            <text:p>320012530988</text:p>
          </table:table-cell>
          <table:table-cell office:value-type="string" calcext:value-type="string">
            <text:p>WILLIAN ZUFFO</text:p>
          </table:table-cell>
          <table:table-cell table:style-name="ce27" office:value-type="date" office:date-value="2007-11-12" calcext:value-type="date">
            <text:p>12/11/2007</text:p>
          </table:table-cell>
          <table:table-cell table:style-name="ce37" office:value-type="float" office:value="47584813852" calcext:value-type="float">
            <text:p>47584813852</text:p>
          </table:table-cell>
          <table:table-cell office:value-type="string" calcext:value-type="string">
            <text:p>PIRASSUNUNGA</text:p>
          </table:table-cell>
          <table:table-cell table:style-name="ce37" office:value-type="float" office:value="19991333068" calcext:value-type="float">
            <text:p>19991333068</text:p>
          </table:table-cell>
          <table:table-cell table:style-name="ce37" office:value-type="string" calcext:value-type="string">
            <text:p>SANDRA APARECIDA JOSE DA SILVA ZUFFO</text:p>
          </table:table-cell>
          <table:table-cell office:value-type="string" calcext:value-type="string">
            <text:p>MASCULINO</text:p>
          </table:table-cell>
        </table:table-row>
      </table:table>
      <table:named-expressions/>
      <table:database-ranges>
        <table:database-range table:name="__Anonymous_Sheet_DB__0" table:target-range-address="Planilha1.A1:Planilha1.I10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1"/>
    <style:font-face style:name="Arial2" svg:font-family="Arial2"/>
    <style:font-face style:name="Arial3" svg:font-family="Arial" style:font-family-generic="swiss" style:font-pitch="variable"/>
    <style:font-face style:name="Arial4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/>
      <number:text>/</number:text>
      <number:month/>
      <number:text>/</number:text>
      <number:year/>
    </number:date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date-style style:name="N119">
      <number:day/>
      <number:text>/</number:text>
      <number:month/>
      <number:text>/</number:text>
      <number:year number:style="long"/>
    </number:date-style>
    <number:date-style style:name="N120">
      <number:day/>
      <number:text>/</number:text>
      <number:month number:textual="true"/>
      <number:text>/</number:text>
      <number:year/>
    </number:date-style>
    <number:date-style style:name="N121">
      <number:day/>
      <number:text>/</number:text>
      <number:month number:textual="true"/>
    </number:date-style>
    <number:date-style style:name="N122">
      <number:month number:textual="true"/>
      <number:text>/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5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R$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2T13:23:30.963000000</meta:creation-date>
    <dc:date>2026-03-02T13:26:58.636000000</dc:date>
    <meta:editing-duration>PT3M27S</meta:editing-duration>
    <meta:editing-cycles>1</meta:editing-cycles>
    <meta:document-statistic meta:table-count="1" meta:cell-count="927" meta:object-count="0"/>
    <meta:generator>LibreOffice/7.6.3.2$Windows_X86_64 LibreOffice_project/29d686fea9f6705b262d369fede658f824154cc0</meta:generator>
  </office:meta>
</office:document-meta>
</file>